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2853" calcext:value-type="float">
            <text:p>0,472853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647089" calcext:value-type="float">
            <text:p>26,647089</text:p>
          </table:table-cell>
          <table:table-cell table:formula="of:=([.D2]-[.E2])^2" office:value-type="float" office:value="0.299309656463999" calcext:value-type="float">
            <text:p>0,2993096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0053" calcext:value-type="float">
            <text:p>0,470053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610689" calcext:value-type="float">
            <text:p>26,610689</text:p>
          </table:table-cell>
          <table:table-cell table:formula="of:=([.D3]-[.E3])^2" office:value-type="float" office:value="0.347293347855996" calcext:value-type="float">
            <text:p>0,3472933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9344" calcext:value-type="float">
            <text:p>0,529344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81472" calcext:value-type="float">
            <text:p>27,381472</text:p>
          </table:table-cell>
          <table:table-cell table:formula="of:=([.D4]-[.E4])^2" office:value-type="float" office:value="1.25111607208901" calcext:value-type="float">
            <text:p>1,2511160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2412" calcext:value-type="float">
            <text:p>0,632412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721356" calcext:value-type="float">
            <text:p>28,721356</text:p>
          </table:table-cell>
          <table:table-cell table:formula="of:=([.D5]-[.E5])^2" office:value-type="float" office:value="1.9006758225" calcext:value-type="float">
            <text:p>1,9006758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5958" calcext:value-type="float">
            <text:p>0,745958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197454" calcext:value-type="float">
            <text:p>30,197454</text:p>
          </table:table-cell>
          <table:table-cell table:formula="of:=([.D6]-[.E6])^2" office:value-type="float" office:value="0.493570882115997" calcext:value-type="float">
            <text:p>0,49357088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7007" calcext:value-type="float">
            <text:p>0,807007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991091" calcext:value-type="float">
            <text:p>30,991091</text:p>
          </table:table-cell>
          <table:table-cell table:formula="of:=([.D7]-[.E7])^2" office:value-type="float" office:value="0.0365142415689998" calcext:value-type="float">
            <text:p>0,0365142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0283" calcext:value-type="float">
            <text:p>0,770283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513679" calcext:value-type="float">
            <text:p>30,513679</text:p>
          </table:table-cell>
          <table:table-cell table:formula="of:=([.D8]-[.E8])^2" office:value-type="float" office:value="0.343778178276004" calcext:value-type="float">
            <text:p>0,3437781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1799" calcext:value-type="float">
            <text:p>0,751799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73387" calcext:value-type="float">
            <text:p>30,273387</text:p>
          </table:table-cell>
          <table:table-cell table:formula="of:=([.D9]-[.E9])^2" office:value-type="float" office:value="0.527960638881" calcext:value-type="float">
            <text:p>0,5279606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09783" calcext:value-type="float">
            <text:p>0,709783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727179" calcext:value-type="float">
            <text:p>29,727179</text:p>
          </table:table-cell>
          <table:table-cell table:formula="of:=([.D10]-[.E10])^2" office:value-type="float" office:value="3.507451006761" calcext:value-type="float">
            <text:p>3,5074510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2653" calcext:value-type="float">
            <text:p>0,72653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94489" calcext:value-type="float">
            <text:p>29,94489</text:p>
          </table:table-cell>
          <table:table-cell table:formula="of:=([.D11]-[.E11])^2" office:value-type="float" office:value="0.296910561025" calcext:value-type="float">
            <text:p>0,296910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06544" calcext:value-type="float">
            <text:p>0,606544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385072" calcext:value-type="float">
            <text:p>28,385072</text:p>
          </table:table-cell>
          <table:table-cell table:formula="of:=([.D12]-[.E12])^2" office:value-type="float" office:value="0.0991777556250015" calcext:value-type="float">
            <text:p>0,0991777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4891" calcext:value-type="float">
            <text:p>0,584891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103583" calcext:value-type="float">
            <text:p>28,103583</text:p>
          </table:table-cell>
          <table:table-cell table:formula="of:=([.D13]-[.E13])^2" office:value-type="float" office:value="0.253593823561" calcext:value-type="float">
            <text:p>0,25359382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3799" calcext:value-type="float">
            <text:p>0,533799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39387" calcext:value-type="float">
            <text:p>27,439387</text:p>
          </table:table-cell>
          <table:table-cell table:formula="of:=([.D14]-[.E14])^2" office:value-type="float" office:value="0.408822129664001" calcext:value-type="float">
            <text:p>0,4088221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3955" calcext:value-type="float">
            <text:p>0,473955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61415" calcext:value-type="float">
            <text:p>26,661415</text:p>
          </table:table-cell>
          <table:table-cell table:formula="of:=([.D15]-[.E15])^2" office:value-type="float" office:value="0.0192044164000003" calcext:value-type="float">
            <text:p>0,0192044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0535" calcext:value-type="float">
            <text:p>0,480535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46955" calcext:value-type="float">
            <text:p>26,746955</text:p>
          </table:table-cell>
          <table:table-cell table:formula="of:=([.D16]-[.E16])^2" office:value-type="float" office:value="0.0640317720250001" calcext:value-type="float">
            <text:p>0,064031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8482" calcext:value-type="float">
            <text:p>0,488482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850266" calcext:value-type="float">
            <text:p>26,850266</text:p>
          </table:table-cell>
          <table:table-cell table:formula="of:=([.D17]-[.E17])^2" office:value-type="float" office:value="0.302790469695998" calcext:value-type="float">
            <text:p>0,3027904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7924" calcext:value-type="float">
            <text:p>0,467924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583012" calcext:value-type="float">
            <text:p>26,583012</text:p>
          </table:table-cell>
          <table:table-cell table:formula="of:=([.D18]-[.E18])^2" office:value-type="float" office:value="0.966304728064003" calcext:value-type="float">
            <text:p>0,9663047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36615" calcext:value-type="float">
            <text:p>0,436615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175995" calcext:value-type="float">
            <text:p>26,175995</text:p>
          </table:table-cell>
          <table:table-cell table:formula="of:=([.D19]-[.E19])^2" office:value-type="float" office:value="0.0501773440089999" calcext:value-type="float">
            <text:p>0,0501773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5458" calcext:value-type="float">
            <text:p>0,465458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50954" calcext:value-type="float">
            <text:p>26,550954</text:p>
          </table:table-cell>
          <table:table-cell table:formula="of:=([.D20]-[.E20])^2" office:value-type="float" office:value="3.80620200060101" calcext:value-type="float">
            <text:p>3,8062020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91366" calcext:value-type="float">
            <text:p>0,391366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587758" calcext:value-type="float">
            <text:p>25,587758</text:p>
          </table:table-cell>
          <table:table-cell table:formula="of:=([.D21]-[.E21])^2" office:value-type="float" office:value="1.41076906656401" calcext:value-type="float">
            <text:p>1,41076906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63183" calcext:value-type="float">
            <text:p>0,363183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221379" calcext:value-type="float">
            <text:p>25,221379</text:p>
          </table:table-cell>
          <table:table-cell table:formula="of:=([.D22]-[.E22])^2" office:value-type="float" office:value="5.38882367545599" calcext:value-type="float">
            <text:p>5,38882367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39704" calcext:value-type="float">
            <text:p>0,339704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916152" calcext:value-type="float">
            <text:p>24,916152</text:p>
          </table:table-cell>
          <table:table-cell table:formula="of:=([.D23]-[.E23])^2" office:value-type="float" office:value="2.94519141633601" calcext:value-type="float">
            <text:p>2,945191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10854" calcext:value-type="float">
            <text:p>0,310854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541102" calcext:value-type="float">
            <text:p>24,541102</text:p>
          </table:table-cell>
          <table:table-cell table:formula="of:=([.D24]-[.E24])^2" office:value-type="float" office:value="0.707449210000007" calcext:value-type="float">
            <text:p>0,707449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67069" calcext:value-type="float">
            <text:p>0,367069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5.271897" calcext:value-type="float">
            <text:p>25,271897</text:p>
          </table:table-cell>
          <table:table-cell table:formula="of:=([.D25]-[.E25])^2" office:value-type="float" office:value="2.795219515881" calcext:value-type="float">
            <text:p>2,79521951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76002" calcext:value-type="float">
            <text:p>0,376002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5.388026" calcext:value-type="float">
            <text:p>25,388026</text:p>
          </table:table-cell>
          <table:table-cell table:formula="of:=([.D26]-[.E26])^2" office:value-type="float" office:value="1.659013552729" calcext:value-type="float">
            <text:p>1,65901355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96366" calcext:value-type="float">
            <text:p>0,396366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652758" calcext:value-type="float">
            <text:p>25,652758</text:p>
          </table:table-cell>
          <table:table-cell table:formula="of:=([.D27]-[.E27])^2" office:value-type="float" office:value="0.00223180656400006" calcext:value-type="float">
            <text:p>0,0022318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7374" calcext:value-type="float">
            <text:p>0,47374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65862" calcext:value-type="float">
            <text:p>26,65862</text:p>
          </table:table-cell>
          <table:table-cell table:formula="of:=([.D28]-[.E28])^2" office:value-type="float" office:value="0.00343595268899978" calcext:value-type="float">
            <text:p>0,00343595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58329" calcext:value-type="float">
            <text:p>0,558329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758277" calcext:value-type="float">
            <text:p>27,758277</text:p>
          </table:table-cell>
          <table:table-cell table:formula="of:=([.D29]-[.E29])^2" office:value-type="float" office:value="0.0584295252840014" calcext:value-type="float">
            <text:p>0,05842952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8202" calcext:value-type="float">
            <text:p>0,628202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666626" calcext:value-type="float">
            <text:p>28,666626</text:p>
          </table:table-cell>
          <table:table-cell table:formula="of:=([.D30]-[.E30])^2" office:value-type="float" office:value="0.321070690160997" calcext:value-type="float">
            <text:p>0,3210706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623" calcext:value-type="float">
            <text:p>0,64623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90099" calcext:value-type="float">
            <text:p>28,90099</text:p>
          </table:table-cell>
          <table:table-cell table:formula="of:=([.D31]-[.E31])^2" office:value-type="float" office:value="0.811784782080996" calcext:value-type="float">
            <text:p>0,81178478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2186" calcext:value-type="float">
            <text:p>0,602186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28418" calcext:value-type="float">
            <text:p>28,328418</text:p>
          </table:table-cell>
          <table:table-cell table:formula="of:=([.D32]-[.E32])^2" office:value-type="float" office:value="0.451019696399998" calcext:value-type="float">
            <text:p>0,45101969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6534" calcext:value-type="float">
            <text:p>0,646534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904942" calcext:value-type="float">
            <text:p>28,904942</text:p>
          </table:table-cell>
          <table:table-cell table:formula="of:=([.D33]-[.E33])^2" office:value-type="float" office:value="0.632110862916001" calcext:value-type="float">
            <text:p>0,63211086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9091" calcext:value-type="float">
            <text:p>0,679091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328183" calcext:value-type="float">
            <text:p>29,328183</text:p>
          </table:table-cell>
          <table:table-cell table:formula="of:=([.D34]-[.E34])^2" office:value-type="float" office:value="4.71679776876101" calcext:value-type="float">
            <text:p>4,71679776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4332" calcext:value-type="float">
            <text:p>0,794332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826316" calcext:value-type="float">
            <text:p>30,826316</text:p>
          </table:table-cell>
          <table:table-cell table:formula="of:=([.D35]-[.E35])^2" office:value-type="float" office:value="1.053314268721" calcext:value-type="float">
            <text:p>1,05331426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85325" calcext:value-type="float">
            <text:p>0,685325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409225" calcext:value-type="float">
            <text:p>29,409225</text:p>
          </table:table-cell>
          <table:table-cell table:formula="of:=([.D36]-[.E36])^2" office:value-type="float" office:value="1.018543174441" calcext:value-type="float">
            <text:p>1,01854317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91817" calcext:value-type="float">
            <text:p>0,591817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93621" calcext:value-type="float">
            <text:p>28,193621</text:p>
          </table:table-cell>
          <table:table-cell table:formula="of:=([.D37]-[.E37])^2" office:value-type="float" office:value="0.0862115299239992" calcext:value-type="float">
            <text:p>0,08621152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0771" calcext:value-type="float">
            <text:p>0,560771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90023" calcext:value-type="float">
            <text:p>27,790023</text:p>
          </table:table-cell>
          <table:table-cell table:formula="of:=([.D38]-[.E38])^2" office:value-type="float" office:value="1.41614760039999" calcext:value-type="float">
            <text:p>1,41614760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0811" calcext:value-type="float">
            <text:p>0,470811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620543" calcext:value-type="float">
            <text:p>26,620543</text:p>
          </table:table-cell>
          <table:table-cell table:formula="of:=([.D39]-[.E39])^2" office:value-type="float" office:value="0.048640097024999" calcext:value-type="float">
            <text:p>0,0486400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8271" calcext:value-type="float">
            <text:p>0,458271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457523" calcext:value-type="float">
            <text:p>26,457523</text:p>
          </table:table-cell>
          <table:table-cell table:formula="of:=([.D40]-[.E40])^2" office:value-type="float" office:value="0.0248128654410008" calcext:value-type="float">
            <text:p>0,02481286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0797" calcext:value-type="float">
            <text:p>0,460797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90361" calcext:value-type="float">
            <text:p>26,490361</text:p>
          </table:table-cell>
          <table:table-cell table:formula="of:=([.D41]-[.E41])^2" office:value-type="float" office:value="0.00816547176899999" calcext:value-type="float">
            <text:p>0,00816547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0805" calcext:value-type="float">
            <text:p>0,460805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90465" calcext:value-type="float">
            <text:p>26,490465</text:p>
          </table:table-cell>
          <table:table-cell table:formula="of:=([.D42]-[.E42])^2" office:value-type="float" office:value="0.240554935295999" calcext:value-type="float">
            <text:p>0,2405549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0237" calcext:value-type="float">
            <text:p>0,460237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483081" calcext:value-type="float">
            <text:p>26,483081</text:p>
          </table:table-cell>
          <table:table-cell table:formula="of:=([.D43]-[.E43])^2" office:value-type="float" office:value="0.0801314556249981" calcext:value-type="float">
            <text:p>0,0801314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5043" calcext:value-type="float">
            <text:p>0,465043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545559" calcext:value-type="float">
            <text:p>26,545559</text:p>
          </table:table-cell>
          <table:table-cell table:formula="of:=([.D44]-[.E44])^2" office:value-type="float" office:value="0.119406875808999" calcext:value-type="float">
            <text:p>0,11940687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3996" calcext:value-type="float">
            <text:p>0,473996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661948" calcext:value-type="float">
            <text:p>26,661948</text:p>
          </table:table-cell>
          <table:table-cell table:formula="of:=([.D45]-[.E45])^2" office:value-type="float" office:value="0.438173830808997" calcext:value-type="float">
            <text:p>0,43817383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8786" calcext:value-type="float">
            <text:p>0,458786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464218" calcext:value-type="float">
            <text:p>26,464218</text:p>
          </table:table-cell>
          <table:table-cell table:formula="of:=([.D46]-[.E46])^2" office:value-type="float" office:value="0.318336309368999" calcext:value-type="float">
            <text:p>0,31833630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56829" calcext:value-type="float">
            <text:p>0,456829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438777" calcext:value-type="float">
            <text:p>26,438777</text:p>
          </table:table-cell>
          <table:table-cell table:formula="of:=([.D47]-[.E47])^2" office:value-type="float" office:value="2.6855998884" calcext:value-type="float">
            <text:p>2,68559988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292" calcext:value-type="float">
            <text:p>0,40292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73796" calcext:value-type="float">
            <text:p>25,73796</text:p>
          </table:table-cell>
          <table:table-cell table:formula="of:=([.D48]-[.E48])^2" office:value-type="float" office:value="0.114217637521" calcext:value-type="float">
            <text:p>0,1142176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9704" calcext:value-type="float">
            <text:p>0,409704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826152" calcext:value-type="float">
            <text:p>25,826152</text:p>
          </table:table-cell>
          <table:table-cell table:formula="of:=([.D49]-[.E49])^2" office:value-type="float" office:value="0.527299631716002" calcext:value-type="float">
            <text:p>0,52729963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22196" calcext:value-type="float">
            <text:p>0,422196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988548" calcext:value-type="float">
            <text:p>25,988548</text:p>
          </table:table-cell>
          <table:table-cell table:formula="of:=([.D50]-[.E50])^2" office:value-type="float" office:value="0.977223194116006" calcext:value-type="float">
            <text:p>0,97722319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01945" calcext:value-type="float">
            <text:p>0,401945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725285" calcext:value-type="float">
            <text:p>25,725285</text:p>
          </table:table-cell>
          <table:table-cell table:formula="of:=([.D51]-[.E51])^2" office:value-type="float" office:value="1.051207280656" calcext:value-type="float">
            <text:p>1,05120728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5976" calcext:value-type="float">
            <text:p>0,405976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777688" calcext:value-type="float">
            <text:p>25,777688</text:p>
          </table:table-cell>
          <table:table-cell table:formula="of:=([.D52]-[.E52])^2" office:value-type="float" office:value="0.604795514595999" calcext:value-type="float">
            <text:p>0,60479551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5454" calcext:value-type="float">
            <text:p>0,405454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770902" calcext:value-type="float">
            <text:p>25,770902</text:p>
          </table:table-cell>
          <table:table-cell table:formula="of:=([.D53]-[.E53])^2" office:value-type="float" office:value="0.758459842816003" calcext:value-type="float">
            <text:p>0,75845984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15773" calcext:value-type="float">
            <text:p>0,415773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905049" calcext:value-type="float">
            <text:p>25,905049</text:p>
          </table:table-cell>
          <table:table-cell table:formula="of:=([.D54]-[.E54])^2" office:value-type="float" office:value="0.482961062116004" calcext:value-type="float">
            <text:p>0,48296106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6036" calcext:value-type="float">
            <text:p>0,486036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818468" calcext:value-type="float">
            <text:p>26,818468</text:p>
          </table:table-cell>
          <table:table-cell table:formula="of:=([.D55]-[.E55])^2" office:value-type="float" office:value="3.173859830089" calcext:value-type="float">
            <text:p>3,17385983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61634" calcext:value-type="float">
            <text:p>0,661634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9.101242" calcext:value-type="float">
            <text:p>29,101242</text:p>
          </table:table-cell>
          <table:table-cell table:formula="of:=([.D56]-[.E56])^2" office:value-type="float" office:value="0.0892533550090008" calcext:value-type="float">
            <text:p>0,0892533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32827" calcext:value-type="float">
            <text:p>0,732827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30.026751" calcext:value-type="float">
            <text:p>30,026751</text:p>
          </table:table-cell>
          <table:table-cell table:formula="of:=([.D57]-[.E57])^2" office:value-type="float" office:value="0.051413748516001" calcext:value-type="float">
            <text:p>0,05141374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40622" calcext:value-type="float">
            <text:p>0,740622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128086" calcext:value-type="float">
            <text:p>30,128086</text:p>
          </table:table-cell>
          <table:table-cell table:formula="of:=([.D58]-[.E58])^2" office:value-type="float" office:value="0.595851223395998" calcext:value-type="float">
            <text:p>0,59585122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9752" calcext:value-type="float">
            <text:p>0,779752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636776" calcext:value-type="float">
            <text:p>30,636776</text:p>
          </table:table-cell>
          <table:table-cell table:formula="of:=([.D59]-[.E59])^2" office:value-type="float" office:value="0.542837400625002" calcext:value-type="float">
            <text:p>0,54283740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1337" calcext:value-type="float">
            <text:p>0,681337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357381" calcext:value-type="float">
            <text:p>29,357381</text:p>
          </table:table-cell>
          <table:table-cell table:formula="of:=([.D60]-[.E60])^2" office:value-type="float" office:value="1.30558503488401" calcext:value-type="float">
            <text:p>1,30558503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6402" calcext:value-type="float">
            <text:p>0,696402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553226" calcext:value-type="float">
            <text:p>29,553226</text:p>
          </table:table-cell>
          <table:table-cell table:formula="of:=([.D61]-[.E61])^2" office:value-type="float" office:value="0.418319194175999" calcext:value-type="float">
            <text:p>0,41831919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67811" calcext:value-type="float">
            <text:p>0,667811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181543" calcext:value-type="float">
            <text:p>29,181543</text:p>
          </table:table-cell>
          <table:table-cell table:formula="of:=([.D62]-[.E62])^2" office:value-type="float" office:value="1.037258734681" calcext:value-type="float">
            <text:p>1,03725873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0725" calcext:value-type="float">
            <text:p>0,650725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959425" calcext:value-type="float">
            <text:p>28,959425</text:p>
          </table:table-cell>
          <table:table-cell table:formula="of:=([.D63]-[.E63])^2" office:value-type="float" office:value="0.292225655241001" calcext:value-type="float">
            <text:p>0,29222565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30327" calcext:value-type="float">
            <text:p>0,630327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694251" calcext:value-type="float">
            <text:p>28,694251</text:p>
          </table:table-cell>
          <table:table-cell table:formula="of:=([.D64]-[.E64])^2" office:value-type="float" office:value="1.675093416516" calcext:value-type="float">
            <text:p>1,67509341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1116" calcext:value-type="float">
            <text:p>0,521116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74508" calcext:value-type="float">
            <text:p>27,274508</text:p>
          </table:table-cell>
          <table:table-cell table:formula="of:=([.D65]-[.E65])^2" office:value-type="float" office:value="2.803963646016" calcext:value-type="float">
            <text:p>2,8039636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6542" calcext:value-type="float">
            <text:p>0,466542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565046" calcext:value-type="float">
            <text:p>26,565046</text:p>
          </table:table-cell>
          <table:table-cell table:formula="of:=([.D66]-[.E66])^2" office:value-type="float" office:value="1.60033379184901" calcext:value-type="float">
            <text:p>1,60033379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2873" calcext:value-type="float">
            <text:p>0,432873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127349" calcext:value-type="float">
            <text:p>26,127349</text:p>
          </table:table-cell>
          <table:table-cell table:formula="of:=([.D67]-[.E67])^2" office:value-type="float" office:value="0.0298090584090001" calcext:value-type="float">
            <text:p>0,02980905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29416" calcext:value-type="float">
            <text:p>0,429416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082408" calcext:value-type="float">
            <text:p>26,082408</text:p>
          </table:table-cell>
          <table:table-cell table:formula="of:=([.D68]-[.E68])^2" office:value-type="float" office:value="0.0332708544090003" calcext:value-type="float">
            <text:p>0,03327085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7286" calcext:value-type="float">
            <text:p>0,447286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314718" calcext:value-type="float">
            <text:p>26,314718</text:p>
          </table:table-cell>
          <table:table-cell table:formula="of:=([.D69]-[.E69])^2" office:value-type="float" office:value="0.171986872368999" calcext:value-type="float">
            <text:p>0,17198687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5129" calcext:value-type="float">
            <text:p>0,455129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416677" calcext:value-type="float">
            <text:p>26,416677</text:p>
          </table:table-cell>
          <table:table-cell table:formula="of:=([.D70]-[.E70])^2" office:value-type="float" office:value="0.840305889124003" calcext:value-type="float">
            <text:p>0,84030588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48053" calcext:value-type="float">
            <text:p>0,448053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324689" calcext:value-type="float">
            <text:p>26,324689</text:p>
          </table:table-cell>
          <table:table-cell table:formula="of:=([.D71]-[.E71])^2" office:value-type="float" office:value="1.499868045481" calcext:value-type="float">
            <text:p>1,49986804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8983" calcext:value-type="float">
            <text:p>0,408983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816779" calcext:value-type="float">
            <text:p>25,816779</text:p>
          </table:table-cell>
          <table:table-cell table:formula="of:=([.D72]-[.E72])^2" office:value-type="float" office:value="1.033845635524" calcext:value-type="float">
            <text:p>1,0338456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8058" calcext:value-type="float">
            <text:p>0,398058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674754" calcext:value-type="float">
            <text:p>25,674754</text:p>
          </table:table-cell>
          <table:table-cell table:formula="of:=([.D73]-[.E73])^2" office:value-type="float" office:value="0.765199809048998" calcext:value-type="float">
            <text:p>0,7651998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4523" calcext:value-type="float">
            <text:p>0,394523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628799" calcext:value-type="float">
            <text:p>25,628799</text:p>
          </table:table-cell>
          <table:table-cell table:formula="of:=([.D74]-[.E74])^2" office:value-type="float" office:value="1.274196212809" calcext:value-type="float">
            <text:p>1,27419621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8684" calcext:value-type="float">
            <text:p>0,388684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552892" calcext:value-type="float">
            <text:p>25,552892</text:p>
          </table:table-cell>
          <table:table-cell table:formula="of:=([.D75]-[.E75])^2" office:value-type="float" office:value="0.426260128996003" calcext:value-type="float">
            <text:p>0,4262601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0212" calcext:value-type="float">
            <text:p>0,40212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72756" calcext:value-type="float">
            <text:p>25,72756</text:p>
          </table:table-cell>
          <table:table-cell table:formula="of:=([.D76]-[.E76])^2" office:value-type="float" office:value="0.182804988249" calcext:value-type="float">
            <text:p>0,18280498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8962" calcext:value-type="float">
            <text:p>0,438962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206506" calcext:value-type="float">
            <text:p>26,206506</text:p>
          </table:table-cell>
          <table:table-cell table:formula="of:=([.D77]-[.E77])^2" office:value-type="float" office:value="0.243535341049001" calcext:value-type="float">
            <text:p>0,2435353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1338" calcext:value-type="float">
            <text:p>0,511338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147394" calcext:value-type="float">
            <text:p>27,147394</text:p>
          </table:table-cell>
          <table:table-cell table:formula="of:=([.D78]-[.E78])^2" office:value-type="float" office:value="2.3944158121" calcext:value-type="float">
            <text:p>2,39441581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80894" calcext:value-type="float">
            <text:p>0,480894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751622" calcext:value-type="float">
            <text:p>26,751622</text:p>
          </table:table-cell>
          <table:table-cell table:formula="of:=([.D79]-[.E79])^2" office:value-type="float" office:value="4.62945571468901" calcext:value-type="float">
            <text:p>4,62945571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1078" calcext:value-type="float">
            <text:p>0,391078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584014" calcext:value-type="float">
            <text:p>25,584014</text:p>
          </table:table-cell>
          <table:table-cell table:formula="of:=([.D80]-[.E80])^2" office:value-type="float" office:value="0.614682656288998" calcext:value-type="float">
            <text:p>0,61468265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0614" calcext:value-type="float">
            <text:p>0,400614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707982" calcext:value-type="float">
            <text:p>25,707982</text:p>
          </table:table-cell>
          <table:table-cell table:formula="of:=([.D81]-[.E81])^2" office:value-type="float" office:value="1.192492392169" calcext:value-type="float">
            <text:p>1,19249239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9781" calcext:value-type="float">
            <text:p>0,469781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607153" calcext:value-type="float">
            <text:p>26,607153</text:p>
          </table:table-cell>
          <table:table-cell table:formula="of:=([.D82]-[.E82])^2" office:value-type="float" office:value="0.154328765409" calcext:value-type="float">
            <text:p>0,15432876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60065" calcext:value-type="float">
            <text:p>0,560065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780845" calcext:value-type="float">
            <text:p>27,780845</text:p>
          </table:table-cell>
          <table:table-cell table:formula="of:=([.D83]-[.E83])^2" office:value-type="float" office:value="0.844840399104007" calcext:value-type="float">
            <text:p>0,84484039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8953" calcext:value-type="float">
            <text:p>0,648953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936389" calcext:value-type="float">
            <text:p>28,936389</text:p>
          </table:table-cell>
          <table:table-cell table:formula="of:=([.D84]-[.E84])^2" office:value-type="float" office:value="0.0186003226890016" calcext:value-type="float">
            <text:p>0,01860032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6652" calcext:value-type="float">
            <text:p>0,686652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426476" calcext:value-type="float">
            <text:p>29,426476</text:p>
          </table:table-cell>
          <table:table-cell table:formula="of:=([.D85]-[.E85])^2" office:value-type="float" office:value="2.645443696324" calcext:value-type="float">
            <text:p>2,64544369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5704" calcext:value-type="float">
            <text:p>0,575704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984152" calcext:value-type="float">
            <text:p>27,984152</text:p>
          </table:table-cell>
          <table:table-cell table:formula="of:=([.D86]-[.E86])^2" office:value-type="float" office:value="0.0134196006490004" calcext:value-type="float">
            <text:p>0,01341960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4257" calcext:value-type="float">
            <text:p>0,584257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95341" calcext:value-type="float">
            <text:p>28,095341</text:p>
          </table:table-cell>
          <table:table-cell table:formula="of:=([.D87]-[.E87])^2" office:value-type="float" office:value="1.42883054356901" calcext:value-type="float">
            <text:p>1,42883054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1535" calcext:value-type="float">
            <text:p>0,501535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7.019955" calcext:value-type="float">
            <text:p>27,019955</text:p>
          </table:table-cell>
          <table:table-cell table:formula="of:=([.D88]-[.E88])^2" office:value-type="float" office:value="0.67231636260099" calcext:value-type="float">
            <text:p>0,67231636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424" calcext:value-type="float">
            <text:p>0,456424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433512" calcext:value-type="float">
            <text:p>26,433512</text:p>
          </table:table-cell>
          <table:table-cell table:formula="of:=([.D89]-[.E89])^2" office:value-type="float" office:value="1.284842653081" calcext:value-type="float">
            <text:p>1,28484265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8851" calcext:value-type="float">
            <text:p>0,428851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075063" calcext:value-type="float">
            <text:p>26,075063</text:p>
          </table:table-cell>
          <table:table-cell table:formula="of:=([.D90]-[.E90])^2" office:value-type="float" office:value="0.455711404095999" calcext:value-type="float">
            <text:p>0,45571140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8129" calcext:value-type="float">
            <text:p>0,408129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805677" calcext:value-type="float">
            <text:p>25,805677</text:p>
          </table:table-cell>
          <table:table-cell table:formula="of:=([.D91]-[.E91])^2" office:value-type="float" office:value="0.164574639683999" calcext:value-type="float">
            <text:p>0,16457463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0508" calcext:value-type="float">
            <text:p>0,420508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966604" calcext:value-type="float">
            <text:p>25,966604</text:p>
          </table:table-cell>
          <table:table-cell table:formula="of:=([.D92]-[.E92])^2" office:value-type="float" office:value="0.321041226024999" calcext:value-type="float">
            <text:p>0,32104122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3537" calcext:value-type="float">
            <text:p>0,423537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6.005981" calcext:value-type="float">
            <text:p>26,005981</text:p>
          </table:table-cell>
          <table:table-cell table:formula="of:=([.D93]-[.E93])^2" office:value-type="float" office:value="0.820805196288998" calcext:value-type="float">
            <text:p>0,82080519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21337" calcext:value-type="float">
            <text:p>0,421337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977381" calcext:value-type="float">
            <text:p>25,977381</text:p>
          </table:table-cell>
          <table:table-cell table:formula="of:=([.D94]-[.E94])^2" office:value-type="float" office:value="1.386233083456" calcext:value-type="float">
            <text:p>1,38623308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1309" calcext:value-type="float">
            <text:p>0,401309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717017" calcext:value-type="float">
            <text:p>25,717017</text:p>
          </table:table-cell>
          <table:table-cell table:formula="of:=([.D95]-[.E95])^2" office:value-type="float" office:value="0.840925680399995" calcext:value-type="float">
            <text:p>0,84092568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99371" calcext:value-type="float">
            <text:p>0,399371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691823" calcext:value-type="float">
            <text:p>25,691823</text:p>
          </table:table-cell>
          <table:table-cell table:formula="of:=([.D96]-[.E96])^2" office:value-type="float" office:value="1.668806663329" calcext:value-type="float">
            <text:p>1,66880666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5693" calcext:value-type="float">
            <text:p>0,385693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514009" calcext:value-type="float">
            <text:p>25,514009</text:p>
          </table:table-cell>
          <table:table-cell table:formula="of:=([.D97]-[.E97])^2" office:value-type="float" office:value="0.0345926520809992" calcext:value-type="float">
            <text:p>0,03459265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126" calcext:value-type="float">
            <text:p>0,43126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10638" calcext:value-type="float">
            <text:p>26,10638</text:p>
          </table:table-cell>
          <table:table-cell table:formula="of:=([.D98]-[.E98])^2" office:value-type="float" office:value="2.58046955545601" calcext:value-type="float">
            <text:p>2,58046955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16782" calcext:value-type="float">
            <text:p>0,416782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918166" calcext:value-type="float">
            <text:p>25,918166</text:p>
          </table:table-cell>
          <table:table-cell table:formula="of:=([.D99]-[.E99])^2" office:value-type="float" office:value="3.305731239889" calcext:value-type="float">
            <text:p>3,30573123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59399" calcext:value-type="float">
            <text:p>0,359399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5.172187" calcext:value-type="float">
            <text:p>25,172187</text:p>
          </table:table-cell>
          <table:table-cell table:formula="of:=([.D100]-[.E100])^2" office:value-type="float" office:value="0.760703185488999" calcext:value-type="float">
            <text:p>0,76070318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5892" calcext:value-type="float">
            <text:p>0,385892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516596" calcext:value-type="float">
            <text:p>25,516596</text:p>
          </table:table-cell>
          <table:table-cell table:formula="of:=([.D101]-[.E101])^2" office:value-type="float" office:value="1.173770727649" calcext:value-type="float">
            <text:p>1,17377072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5722" calcext:value-type="float">
            <text:p>0,465722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54386" calcext:value-type="float">
            <text:p>26,554386</text:p>
          </table:table-cell>
          <table:table-cell table:formula="of:=([.D102]-[.E102])^2" office:value-type="float" office:value="0.569104272100001" calcext:value-type="float">
            <text:p>0,569104272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513158" calcext:value-type="float">
            <text:p>0,513158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7.171054" calcext:value-type="float">
            <text:p>27,171054</text:p>
          </table:table-cell>
          <table:table-cell table:formula="of:=([.D103]-[.E103])^2" office:value-type="float" office:value="5.62191129724899" calcext:value-type="float">
            <text:p>5,621911297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0693" calcext:value-type="float">
            <text:p>0,40693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79009" calcext:value-type="float">
            <text:p>25,79009</text:p>
          </table:table-cell>
          <table:table-cell table:formula="of:=([.D104]-[.E104])^2" office:value-type="float" office:value="2.27983122792101" calcext:value-type="float">
            <text:p>2,27983122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11016" calcext:value-type="float">
            <text:p>0,511016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143208" calcext:value-type="float">
            <text:p>27,143208</text:p>
          </table:table-cell>
          <table:table-cell table:formula="of:=([.D105]-[.E105])^2" office:value-type="float" office:value="0.572738672024995" calcext:value-type="float">
            <text:p>0,5727386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01516" calcext:value-type="float">
            <text:p>0,601516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319708" calcext:value-type="float">
            <text:p>28,319708</text:p>
          </table:table-cell>
          <table:table-cell table:formula="of:=([.D106]-[.E106])^2" office:value-type="float" office:value="0.00644616294400049" calcext:value-type="float">
            <text:p>0,00644616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31244" calcext:value-type="float">
            <text:p>0,631244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706172" calcext:value-type="float">
            <text:p>28,706172</text:p>
          </table:table-cell>
          <table:table-cell table:formula="of:=([.D107]-[.E107])^2" office:value-type="float" office:value="0.0863337182759996" calcext:value-type="float">
            <text:p>0,08633371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82631" calcext:value-type="float">
            <text:p>0,682631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74203" calcext:value-type="float">
            <text:p>29,374203</text:p>
          </table:table-cell>
          <table:table-cell table:formula="of:=([.D108]-[.E108])^2" office:value-type="float" office:value="6.62654682726401" calcext:value-type="float">
            <text:p>6,62654682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8827" calcext:value-type="float">
            <text:p>0,508827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114751" calcext:value-type="float">
            <text:p>27,114751</text:p>
          </table:table-cell>
          <table:table-cell table:formula="of:=([.D109]-[.E109])^2" office:value-type="float" office:value="0.000217710024999819" calcext:value-type="float">
            <text:p>0,000217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9953" calcext:value-type="float">
            <text:p>0,509953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129389" calcext:value-type="float">
            <text:p>27,129389</text:p>
          </table:table-cell>
          <table:table-cell table:formula="of:=([.D110]-[.E110])^2" office:value-type="float" office:value="0.280249536996002" calcext:value-type="float">
            <text:p>0,2802495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9625" calcext:value-type="float">
            <text:p>0,489625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65125" calcext:value-type="float">
            <text:p>26,865125</text:p>
          </table:table-cell>
          <table:table-cell table:formula="of:=([.D111]-[.E111])^2" office:value-type="float" office:value="1.8635799169" calcext:value-type="float">
            <text:p>1,86357991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2966" calcext:value-type="float">
            <text:p>0,412966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868558" calcext:value-type="float">
            <text:p>25,868558</text:p>
          </table:table-cell>
          <table:table-cell table:formula="of:=([.D112]-[.E112])^2" office:value-type="float" office:value="0.938092976704005" calcext:value-type="float">
            <text:p>0,93809297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4294" calcext:value-type="float">
            <text:p>0,404294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755822" calcext:value-type="float">
            <text:p>25,755822</text:p>
          </table:table-cell>
          <table:table-cell table:formula="of:=([.D113]-[.E113])^2" office:value-type="float" office:value="1.09029725392899" calcext:value-type="float">
            <text:p>1,09029725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0681" calcext:value-type="float">
            <text:p>0,460681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488853" calcext:value-type="float">
            <text:p>26,488853</text:p>
          </table:table-cell>
          <table:table-cell table:formula="of:=([.D114]-[.E114])^2" office:value-type="float" office:value="0.0356647002009999" calcext:value-type="float">
            <text:p>0,03566470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4193" calcext:value-type="float">
            <text:p>0,494193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924509" calcext:value-type="float">
            <text:p>26,924509</text:p>
          </table:table-cell>
          <table:table-cell table:formula="of:=([.D115]-[.E115])^2" office:value-type="float" office:value="0.854715042063999" calcext:value-type="float">
            <text:p>0,85471504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258" calcext:value-type="float">
            <text:p>0,46258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51354" calcext:value-type="float">
            <text:p>26,51354</text:p>
          </table:table-cell>
          <table:table-cell table:formula="of:=([.D116]-[.E116])^2" office:value-type="float" office:value="0.0983035691559982" calcext:value-type="float">
            <text:p>0,09830356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861" calcext:value-type="float">
            <text:p>0,48861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85193" calcext:value-type="float">
            <text:p>26,85193</text:p>
          </table:table-cell>
          <table:table-cell table:formula="of:=([.D117]-[.E117])^2" office:value-type="float" office:value="0.0026972442250004" calcext:value-type="float">
            <text:p>0,00269724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6267" calcext:value-type="float">
            <text:p>0,496267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51471" calcext:value-type="float">
            <text:p>26,951471</text:p>
          </table:table-cell>
          <table:table-cell table:formula="of:=([.D118]-[.E118])^2" office:value-type="float" office:value="0.905295160899994" calcext:value-type="float">
            <text:p>0,905295160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8373" calcext:value-type="float">
            <text:p>0,468373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588849" calcext:value-type="float">
            <text:p>26,588849</text:p>
          </table:table-cell>
          <table:table-cell table:formula="of:=([.D119]-[.E119])^2" office:value-type="float" office:value="0.151198878648998" calcext:value-type="float">
            <text:p>0,15119887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6523" calcext:value-type="float">
            <text:p>0,466523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564799" calcext:value-type="float">
            <text:p>26,564799</text:p>
          </table:table-cell>
          <table:table-cell table:formula="of:=([.D120]-[.E120])^2" office:value-type="float" office:value="1.13380755841601" calcext:value-type="float">
            <text:p>1,13380755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325" calcext:value-type="float">
            <text:p>0,44325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26225" calcext:value-type="float">
            <text:p>26,26225</text:p>
          </table:table-cell>
          <table:table-cell table:formula="of:=([.D121]-[.E121])^2" office:value-type="float" office:value="0.925919289009003" calcext:value-type="float">
            <text:p>0,9259192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0901" calcext:value-type="float">
            <text:p>0,410901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841713" calcext:value-type="float">
            <text:p>25,841713</text:p>
          </table:table-cell>
          <table:table-cell table:formula="of:=([.D122]-[.E122])^2" office:value-type="float" office:value="0.708477407521" calcext:value-type="float">
            <text:p>0,70847740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0611" calcext:value-type="float">
            <text:p>0,410611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837943" calcext:value-type="float">
            <text:p>25,837943</text:p>
          </table:table-cell>
          <table:table-cell table:formula="of:=([.D123]-[.E123])^2" office:value-type="float" office:value="0.406978926601008" calcext:value-type="float">
            <text:p>0,406978926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9001" calcext:value-type="float">
            <text:p>0,409001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817013" calcext:value-type="float">
            <text:p>25,817013</text:p>
          </table:table-cell>
          <table:table-cell table:formula="of:=([.D124]-[.E124])^2" office:value-type="float" office:value="1.481108472064" calcext:value-type="float">
            <text:p>1,48110847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7612" calcext:value-type="float">
            <text:p>0,397612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668956" calcext:value-type="float">
            <text:p>25,668956</text:p>
          </table:table-cell>
          <table:table-cell table:formula="of:=([.D125]-[.E125])^2" office:value-type="float" office:value="1.06304966784899" calcext:value-type="float">
            <text:p>1,063049667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70118" calcext:value-type="float">
            <text:p>0,470118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11534" calcext:value-type="float">
            <text:p>26,611534</text:p>
          </table:table-cell>
          <table:table-cell table:formula="of:=([.D126]-[.E126])^2" office:value-type="float" office:value="4.78940969478399" calcext:value-type="float">
            <text:p>4,789409694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75442" calcext:value-type="float">
            <text:p>0,675442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280746" calcext:value-type="float">
            <text:p>29,280746</text:p>
          </table:table-cell>
          <table:table-cell table:formula="of:=([.D127]-[.E127])^2" office:value-type="float" office:value="0.00651943204899971" calcext:value-type="float">
            <text:p>0,0065194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9133" calcext:value-type="float">
            <text:p>0,719133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848729" calcext:value-type="float">
            <text:p>29,848729</text:p>
          </table:table-cell>
          <table:table-cell table:formula="of:=([.D128]-[.E128])^2" office:value-type="float" office:value="0.303893100225001" calcext:value-type="float">
            <text:p>0,30389310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74617" calcext:value-type="float">
            <text:p>0,774617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70021" calcext:value-type="float">
            <text:p>30,570021</text:p>
          </table:table-cell>
          <table:table-cell table:formula="of:=([.D129]-[.E129])^2" office:value-type="float" office:value="0.184878500625002" calcext:value-type="float">
            <text:p>0,18487850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90492" calcext:value-type="float">
            <text:p>0,790492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76396" calcext:value-type="float">
            <text:p>30,776396</text:p>
          </table:table-cell>
          <table:table-cell table:formula="of:=([.D130]-[.E130])^2" office:value-type="float" office:value="0.0763930904490013" calcext:value-type="float">
            <text:p>0,07639309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7642" calcext:value-type="float">
            <text:p>0,717642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829346" calcext:value-type="float">
            <text:p>29,829346</text:p>
          </table:table-cell>
          <table:table-cell table:formula="of:=([.D131]-[.E131])^2" office:value-type="float" office:value="1.14629998771599" calcext:value-type="float">
            <text:p>1,14629998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3256" calcext:value-type="float">
            <text:p>0,723256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902328" calcext:value-type="float">
            <text:p>29,902328</text:p>
          </table:table-cell>
          <table:table-cell table:formula="of:=([.D132]-[.E132])^2" office:value-type="float" office:value="2.55256221027602" calcext:value-type="float">
            <text:p>2,55256221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28093" calcext:value-type="float">
            <text:p>0,728093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29.965209" calcext:value-type="float">
            <text:p>29,965209</text:p>
          </table:table-cell>
          <table:table-cell table:formula="of:=([.D133]-[.E133])^2" office:value-type="float" office:value="0.286004622436002" calcext:value-type="float">
            <text:p>0,28600462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6631" calcext:value-type="float">
            <text:p>0,66631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16203" calcext:value-type="float">
            <text:p>29,16203</text:p>
          </table:table-cell>
          <table:table-cell table:formula="of:=([.D134]-[.E134])^2" office:value-type="float" office:value="0.407012100624997" calcext:value-type="float">
            <text:p>0,40701210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1128" calcext:value-type="float">
            <text:p>0,641128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834664" calcext:value-type="float">
            <text:p>28,834664</text:p>
          </table:table-cell>
          <table:table-cell table:formula="of:=([.D135]-[.E135])^2" office:value-type="float" office:value="0.539738539560995" calcext:value-type="float">
            <text:p>0,53973853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5727" calcext:value-type="float">
            <text:p>0,555727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24451" calcext:value-type="float">
            <text:p>27,724451</text:p>
          </table:table-cell>
          <table:table-cell table:formula="of:=([.D136]-[.E136])^2" office:value-type="float" office:value="0.524829251401003" calcext:value-type="float">
            <text:p>0,52482925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2715" calcext:value-type="float">
            <text:p>0,502715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35295" calcext:value-type="float">
            <text:p>27,035295</text:p>
          </table:table-cell>
          <table:table-cell table:formula="of:=([.D137]-[.E137])^2" office:value-type="float" office:value="4.26298196060102" calcext:value-type="float">
            <text:p>4,26298196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56284" calcext:value-type="float">
            <text:p>0,556284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731692" calcext:value-type="float">
            <text:p>27,731692</text:p>
          </table:table-cell>
          <table:table-cell table:formula="of:=([.D138]-[.E138])^2" office:value-type="float" office:value="1.517079963204" calcext:value-type="float">
            <text:p>1,51707996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4987" calcext:value-type="float">
            <text:p>0,454987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414831" calcext:value-type="float">
            <text:p>26,414831</text:p>
          </table:table-cell>
          <table:table-cell table:formula="of:=([.D139]-[.E139])^2" office:value-type="float" office:value="0.0131856992410001" calcext:value-type="float">
            <text:p>0,01318569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8443" calcext:value-type="float">
            <text:p>0,458443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459759" calcext:value-type="float">
            <text:p>26,459759</text:p>
          </table:table-cell>
          <table:table-cell table:formula="of:=([.D140]-[.E140])^2" office:value-type="float" office:value="13.251398221009" calcext:value-type="float">
            <text:p>13,2513982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37341" calcext:value-type="float">
            <text:p>0,637341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785433" calcext:value-type="float">
            <text:p>28,785433</text:p>
          </table:table-cell>
          <table:table-cell table:formula="of:=([.D141]-[.E141])^2" office:value-type="float" office:value="6.17736725576099" calcext:value-type="float">
            <text:p>6,1773672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6931" calcext:value-type="float">
            <text:p>0,436931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180103" calcext:value-type="float">
            <text:p>26,180103</text:p>
          </table:table-cell>
          <table:table-cell table:formula="of:=([.D142]-[.E142])^2" office:value-type="float" office:value="0.014375770201" calcext:value-type="float">
            <text:p>0,01437577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2764" calcext:value-type="float">
            <text:p>0,462764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515932" calcext:value-type="float">
            <text:p>26,515932</text:p>
          </table:table-cell>
          <table:table-cell table:formula="of:=([.D143]-[.E143])^2" office:value-type="float" office:value="0.379366069328999" calcext:value-type="float">
            <text:p>0,37936606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94295" calcext:value-type="float">
            <text:p>0,494295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925835" calcext:value-type="float">
            <text:p>26,925835</text:p>
          </table:table-cell>
          <table:table-cell table:formula="of:=([.D144]-[.E144])^2" office:value-type="float" office:value="17.4236951889" calcext:value-type="float">
            <text:p>17,42369518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80356" calcext:value-type="float">
            <text:p>0,580356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044628" calcext:value-type="float">
            <text:p>28,044628</text:p>
          </table:table-cell>
          <table:table-cell table:formula="of:=([.D145]-[.E145])^2" office:value-type="float" office:value="5.97618650137601" calcext:value-type="float">
            <text:p>5,97618650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22861" calcext:value-type="float">
            <text:p>0,422861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5.997193" calcext:value-type="float">
            <text:p>25,997193</text:p>
          </table:table-cell>
          <table:table-cell table:formula="of:=([.D146]-[.E146])^2" office:value-type="float" office:value="6.26406790734401" calcext:value-type="float">
            <text:p>6,26406790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5892" calcext:value-type="float">
            <text:p>0,525892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336596" calcext:value-type="float">
            <text:p>27,336596</text:p>
          </table:table-cell>
          <table:table-cell table:formula="of:=([.D147]-[.E147])^2" office:value-type="float" office:value="3.01575177446401" calcext:value-type="float">
            <text:p>3,01575177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4904" calcext:value-type="float">
            <text:p>0,504904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063752" calcext:value-type="float">
            <text:p>27,063752</text:p>
          </table:table-cell>
          <table:table-cell table:formula="of:=([.D148]-[.E148])^2" office:value-type="float" office:value="3.110810535001" calcext:value-type="float">
            <text:p>3,1108105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82855" calcext:value-type="float">
            <text:p>0,382855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477115" calcext:value-type="float">
            <text:p>25,477115</text:p>
          </table:table-cell>
          <table:table-cell table:formula="of:=([.D149]-[.E149])^2" office:value-type="float" office:value="28.333147306321" calcext:value-type="float">
            <text:p>28,333147306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33948" calcext:value-type="float">
            <text:p>0,633948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741324" calcext:value-type="float">
            <text:p>28,741324</text:p>
          </table:table-cell>
          <table:table-cell table:formula="of:=([.D150]-[.E150])^2" office:value-type="float" office:value="11.164452755625" calcext:value-type="float">
            <text:p>11,1644527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79236" calcext:value-type="float">
            <text:p>0,379236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430068" calcext:value-type="float">
            <text:p>25,430068</text:p>
          </table:table-cell>
          <table:table-cell table:formula="of:=([.D151]-[.E151])^2" office:value-type="float" office:value="31.024097925184" calcext:value-type="float">
            <text:p>31,02409792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95953" calcext:value-type="float">
            <text:p>0,595953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8.247389" calcext:value-type="float">
            <text:p>28,247389</text:p>
          </table:table-cell>
          <table:table-cell table:formula="of:=([.D152]-[.E152])^2" office:value-type="float" office:value="7.548173791236" calcext:value-type="float">
            <text:p>7,54817379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469435" calcext:value-type="float">
            <text:p>0,469435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6.602655" calcext:value-type="float">
            <text:p>26,602655</text:p>
          </table:table-cell>
          <table:table-cell table:formula="of:=([.D153]-[.E153])^2" office:value-type="float" office:value="23.014576617201" calcext:value-type="float">
            <text:p>23,01457661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43914" calcext:value-type="float">
            <text:p>0,543914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7.570882" calcext:value-type="float">
            <text:p>27,570882</text:p>
          </table:table-cell>
          <table:table-cell table:formula="of:=([.D154]-[.E154])^2" office:value-type="float" office:value="0.00084797439999973" calcext:value-type="float">
            <text:p>0,00084797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88817" calcext:value-type="float">
            <text:p>0,588817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154621" calcext:value-type="float">
            <text:p>28,154621</text:p>
          </table:table-cell>
          <table:table-cell table:formula="of:=([.D155]-[.E155])^2" office:value-type="float" office:value="2.115925162884" calcext:value-type="float">
            <text:p>2,11592516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60054" calcext:value-type="float">
            <text:p>0,460054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480702" calcext:value-type="float">
            <text:p>26,480702</text:p>
          </table:table-cell>
          <table:table-cell table:formula="of:=([.D156]-[.E156])^2" office:value-type="float" office:value="0.014232728601" calcext:value-type="float">
            <text:p>0,01423272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41373" calcext:value-type="float">
            <text:p>0,541373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537849" calcext:value-type="float">
            <text:p>27,537849</text:p>
          </table:table-cell>
          <table:table-cell table:formula="of:=([.D157]-[.E157])^2" office:value-type="float" office:value="10.641655244025" calcext:value-type="float">
            <text:p>10,6416552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69459" calcext:value-type="float">
            <text:p>0,569459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7.902967" calcext:value-type="float">
            <text:p>27,902967</text:p>
          </table:table-cell>
          <table:table-cell table:formula="of:=([.D158]-[.E158])^2" office:value-type="float" office:value="2.87992100308902" calcext:value-type="float">
            <text:p>2,87992100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08415" calcext:value-type="float">
            <text:p>0,708415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709395" calcext:value-type="float">
            <text:p>29,709395</text:p>
          </table:table-cell>
          <table:table-cell table:formula="of:=([.D159]-[.E159])^2" office:value-type="float" office:value="3.27389940966401" calcext:value-type="float">
            <text:p>3,27389940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78864" calcext:value-type="float">
            <text:p>0,578864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8.025232" calcext:value-type="float">
            <text:p>28,025232</text:p>
          </table:table-cell>
          <table:table-cell table:formula="of:=([.D160]-[.E160])^2" office:value-type="float" office:value="1.05110065382401" calcext:value-type="float">
            <text:p>1,05110065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50084" calcext:value-type="float">
            <text:p>0,550084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651092" calcext:value-type="float">
            <text:p>27,651092</text:p>
          </table:table-cell>
          <table:table-cell table:formula="of:=([.D161]-[.E161])^2" office:value-type="float" office:value="1.104788085921" calcext:value-type="float">
            <text:p>1,10478808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1686" calcext:value-type="float">
            <text:p>0,471686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31918" calcext:value-type="float">
            <text:p>26,631918</text:p>
          </table:table-cell>
          <table:table-cell table:formula="of:=([.D162]-[.E162])^2" office:value-type="float" office:value="0.00463502256099992" calcext:value-type="float">
            <text:p>0,00463502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755" calcext:value-type="float">
            <text:p>0,463755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28815" calcext:value-type="float">
            <text:p>26,528815</text:p>
          </table:table-cell>
          <table:table-cell table:formula="of:=([.D163]-[.E163])^2" office:value-type="float" office:value="0.0165938194890004" calcext:value-type="float">
            <text:p>0,016593819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771" calcext:value-type="float">
            <text:p>0,46771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8023" calcext:value-type="float">
            <text:p>26,58023</text:p>
          </table:table-cell>
          <table:table-cell table:formula="of:=([.D164]-[.E164])^2" office:value-type="float" office:value="0.0785277319840006" calcext:value-type="float">
            <text:p>0,07852773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8385" calcext:value-type="float">
            <text:p>0,468385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89005" calcext:value-type="float">
            <text:p>26,589005</text:p>
          </table:table-cell>
          <table:table-cell table:formula="of:=([.D165]-[.E165])^2" office:value-type="float" office:value="0.0123196680359996" calcext:value-type="float">
            <text:p>0,0123196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4719" calcext:value-type="float">
            <text:p>0,494719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931347" calcext:value-type="float">
            <text:p>26,931347</text:p>
          </table:table-cell>
          <table:table-cell table:formula="of:=([.D166]-[.E166])^2" office:value-type="float" office:value="0.282331759800999" calcext:value-type="float">
            <text:p>0,28233175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3851" calcext:value-type="float">
            <text:p>0,483851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90063" calcext:value-type="float">
            <text:p>26,790063</text:p>
          </table:table-cell>
          <table:table-cell table:formula="of:=([.D167]-[.E167])^2" office:value-type="float" office:value="0.624197963843998" calcext:value-type="float">
            <text:p>0,624197963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9547" calcext:value-type="float">
            <text:p>0,459547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474111" calcext:value-type="float">
            <text:p>26,474111</text:p>
          </table:table-cell>
          <table:table-cell table:formula="of:=([.D168]-[.E168])^2" office:value-type="float" office:value="0.454431033225001" calcext:value-type="float">
            <text:p>0,45443103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9932" calcext:value-type="float">
            <text:p>0,449932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349116" calcext:value-type="float">
            <text:p>26,349116</text:p>
          </table:table-cell>
          <table:table-cell table:formula="of:=([.D169]-[.E169])^2" office:value-type="float" office:value="1.100638086769" calcext:value-type="float">
            <text:p>1,10063808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0318" calcext:value-type="float">
            <text:p>0,420318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964134" calcext:value-type="float">
            <text:p>25,964134</text:p>
          </table:table-cell>
          <table:table-cell table:formula="of:=([.D170]-[.E170])^2" office:value-type="float" office:value="0.441069985160997" calcext:value-type="float">
            <text:p>0,44106998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4718" calcext:value-type="float">
            <text:p>0,414718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891334" calcext:value-type="float">
            <text:p>25,891334</text:p>
          </table:table-cell>
          <table:table-cell table:formula="of:=([.D171]-[.E171])^2" office:value-type="float" office:value="0.626212664896002" calcext:value-type="float">
            <text:p>0,62621266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14238" calcext:value-type="float">
            <text:p>0,414238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885094" calcext:value-type="float">
            <text:p>25,885094</text:p>
          </table:table-cell>
          <table:table-cell table:formula="of:=([.D172]-[.E172])^2" office:value-type="float" office:value="0.0342597888360011" calcext:value-type="float">
            <text:p>0,03425978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6768" calcext:value-type="float">
            <text:p>0,436768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177984" calcext:value-type="float">
            <text:p>26,177984</text:p>
          </table:table-cell>
          <table:table-cell table:formula="of:=([.D173]-[.E173])^2" office:value-type="float" office:value="1.25892214828901" calcext:value-type="float">
            <text:p>1,25892214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3618" calcext:value-type="float">
            <text:p>0,543618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567034" calcext:value-type="float">
            <text:p>27,567034</text:p>
          </table:table-cell>
          <table:table-cell table:formula="of:=([.D174]-[.E174])^2" office:value-type="float" office:value="1.28360515936901" calcext:value-type="float">
            <text:p>1,28360515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66982" calcext:value-type="float">
            <text:p>0,666982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170766" calcext:value-type="float">
            <text:p>29,170766</text:p>
          </table:table-cell>
          <table:table-cell table:formula="of:=([.D175]-[.E175])^2" office:value-type="float" office:value="0.531783685224994" calcext:value-type="float">
            <text:p>0,53178368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53662" calcext:value-type="float">
            <text:p>0,753662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297606" calcext:value-type="float">
            <text:p>30,297606</text:p>
          </table:table-cell>
          <table:table-cell table:formula="of:=([.D176]-[.E176])^2" office:value-type="float" office:value="1.966692102544" calcext:value-type="float">
            <text:p>1,96669210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54234" calcext:value-type="float">
            <text:p>0,854234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605042" calcext:value-type="float">
            <text:p>31,605042</text:p>
          </table:table-cell>
          <table:table-cell table:formula="of:=([.D177]-[.E177])^2" office:value-type="float" office:value="0.00901588230399986" calcext:value-type="float">
            <text:p>0,00901588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9059" calcext:value-type="float">
            <text:p>0,829059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277767" calcext:value-type="float">
            <text:p>31,277767</text:p>
          </table:table-cell>
          <table:table-cell table:formula="of:=([.D178]-[.E178])^2" office:value-type="float" office:value="0.272730439695999" calcext:value-type="float">
            <text:p>0,27273043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4764" calcext:value-type="float">
            <text:p>0,794764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31932" calcext:value-type="float">
            <text:p>30,831932</text:p>
          </table:table-cell>
          <table:table-cell table:formula="of:=([.D179]-[.E179])^2" office:value-type="float" office:value="0.446317524900005" calcext:value-type="float">
            <text:p>0,44631752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6685" calcext:value-type="float">
            <text:p>0,736685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30.076905" calcext:value-type="float">
            <text:p>30,076905</text:p>
          </table:table-cell>
          <table:table-cell table:formula="of:=([.D180]-[.E180])^2" office:value-type="float" office:value="2.96906671760401" calcext:value-type="float">
            <text:p>2,96906671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685" calcext:value-type="float">
            <text:p>0,71685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81905" calcext:value-type="float">
            <text:p>29,81905</text:p>
          </table:table-cell>
          <table:table-cell table:formula="of:=([.D181]-[.E181])^2" office:value-type="float" office:value="0.776064093024988" calcext:value-type="float">
            <text:p>0,7760640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59136" calcext:value-type="float">
            <text:p>0,659136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9.068768" calcext:value-type="float">
            <text:p>29,068768</text:p>
          </table:table-cell>
          <table:table-cell table:formula="of:=([.D182]-[.E182])^2" office:value-type="float" office:value="1.063451812644" calcext:value-type="float">
            <text:p>1,06345181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709" calcext:value-type="float">
            <text:p>0,634709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751217" calcext:value-type="float">
            <text:p>28,751217</text:p>
          </table:table-cell>
          <table:table-cell table:formula="of:=([.D183]-[.E183])^2" office:value-type="float" office:value="0.424090093284001" calcext:value-type="float">
            <text:p>0,42409009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016" calcext:value-type="float">
            <text:p>0,55016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65208" calcext:value-type="float">
            <text:p>27,65208</text:p>
          </table:table-cell>
          <table:table-cell table:formula="of:=([.D184]-[.E184])^2" office:value-type="float" office:value="0.304796743055997" calcext:value-type="float">
            <text:p>0,30479674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08083" calcext:value-type="float">
            <text:p>0,508083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05079" calcext:value-type="float">
            <text:p>27,105079</text:p>
          </table:table-cell>
          <table:table-cell table:formula="of:=([.D185]-[.E185])^2" office:value-type="float" office:value="0.0930762470559983" calcext:value-type="float">
            <text:p>0,093076247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6219" calcext:value-type="float">
            <text:p>0,486219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20847" calcext:value-type="float">
            <text:p>26,820847</text:p>
          </table:table-cell>
          <table:table-cell table:formula="of:=([.D186]-[.E186])^2" office:value-type="float" office:value="0.519624722499998" calcext:value-type="float">
            <text:p>0,51962472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0014" calcext:value-type="float">
            <text:p>0,440014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20182" calcext:value-type="float">
            <text:p>26,220182</text:p>
          </table:table-cell>
          <table:table-cell table:formula="of:=([.D187]-[.E187])^2" office:value-type="float" office:value="0.0323337938559996" calcext:value-type="float">
            <text:p>0,03233379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7246" calcext:value-type="float">
            <text:p>0,457246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44198" calcext:value-type="float">
            <text:p>26,444198</text:p>
          </table:table-cell>
          <table:table-cell table:formula="of:=([.D188]-[.E188])^2" office:value-type="float" office:value="0.00311319361600009" calcext:value-type="float">
            <text:p>0,00311319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1602" calcext:value-type="float">
            <text:p>0,481602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760826" calcext:value-type="float">
            <text:p>26,760826</text:p>
          </table:table-cell>
          <table:table-cell table:formula="of:=([.D189]-[.E189])^2" office:value-type="float" office:value="0.436694967241" calcext:value-type="float">
            <text:p>0,43669496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1679" calcext:value-type="float">
            <text:p>0,461679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501827" calcext:value-type="float">
            <text:p>26,501827</text:p>
          </table:table-cell>
          <table:table-cell table:formula="of:=([.D190]-[.E190])^2" office:value-type="float" office:value="0.251829334275998" calcext:value-type="float">
            <text:p>0,25182933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0828" calcext:value-type="float">
            <text:p>0,460828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490764" calcext:value-type="float">
            <text:p>26,490764</text:p>
          </table:table-cell>
          <table:table-cell table:formula="of:=([.D191]-[.E191])^2" office:value-type="float" office:value="0.7934533776" calcext:value-type="float">
            <text:p>0,79345337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0024" calcext:value-type="float">
            <text:p>0,440024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220312" calcext:value-type="float">
            <text:p>26,220312</text:p>
          </table:table-cell>
          <table:table-cell table:formula="of:=([.D192]-[.E192])^2" office:value-type="float" office:value="0.176665539856" calcext:value-type="float">
            <text:p>0,17666553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9577" calcext:value-type="float">
            <text:p>0,439577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214501" calcext:value-type="float">
            <text:p>26,214501</text:p>
          </table:table-cell>
          <table:table-cell table:formula="of:=([.D193]-[.E193])^2" office:value-type="float" office:value="0.171814395024999" calcext:value-type="float">
            <text:p>0,17181439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1851" calcext:value-type="float">
            <text:p>0,451851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374063" calcext:value-type="float">
            <text:p>26,374063</text:p>
          </table:table-cell>
          <table:table-cell table:formula="of:=([.D194]-[.E194])^2" office:value-type="float" office:value="0.763994868624002" calcext:value-type="float">
            <text:p>0,76399486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4702" calcext:value-type="float">
            <text:p>0,434702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151126" calcext:value-type="float">
            <text:p>26,151126</text:p>
          </table:table-cell>
          <table:table-cell table:formula="of:=([.D195]-[.E195])^2" office:value-type="float" office:value="1.104870072384" calcext:value-type="float">
            <text:p>1,10487007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6922" calcext:value-type="float">
            <text:p>0,416922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919986" calcext:value-type="float">
            <text:p>25,919986</text:p>
          </table:table-cell>
          <table:table-cell table:formula="of:=([.D196]-[.E196])^2" office:value-type="float" office:value="0.672380320144003" calcext:value-type="float">
            <text:p>0,67238032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0783" calcext:value-type="float">
            <text:p>0,410783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840179" calcext:value-type="float">
            <text:p>25,840179</text:p>
          </table:table-cell>
          <table:table-cell table:formula="of:=([.D197]-[.E197])^2" office:value-type="float" office:value="0.435355834225002" calcext:value-type="float">
            <text:p>0,43535583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5644" calcext:value-type="float">
            <text:p>0,475644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683372" calcext:value-type="float">
            <text:p>26,683372</text:p>
          </table:table-cell>
          <table:table-cell table:formula="of:=([.D198]-[.E198])^2" office:value-type="float" office:value="0.173575557376005" calcext:value-type="float">
            <text:p>0,1735755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44" calcext:value-type="float">
            <text:p>0,5544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7072" calcext:value-type="float">
            <text:p>27,7072</text:p>
          </table:table-cell>
          <table:table-cell table:formula="of:=([.D199]-[.E199])^2" office:value-type="float" office:value="2.865554912025" calcext:value-type="float">
            <text:p>2,8655549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90119" calcext:value-type="float">
            <text:p>0,690119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471547" calcext:value-type="float">
            <text:p>29,471547</text:p>
          </table:table-cell>
          <table:table-cell table:formula="of:=([.D200]-[.E200])^2" office:value-type="float" office:value="1.50908448870399" calcext:value-type="float">
            <text:p>1,50908448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15255" calcext:value-type="float">
            <text:p>0,815255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1.098315" calcext:value-type="float">
            <text:p>31,098315</text:p>
          </table:table-cell>
          <table:table-cell table:formula="of:=([.D201]-[.E201])^2" office:value-type="float" office:value="0.0000028560999999999" calcext:value-type="float">
            <text:p>2,8560999999999E-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2267" calcext:value-type="float">
            <text:p>0,812267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1.059471" calcext:value-type="float">
            <text:p>31,059471</text:p>
          </table:table-cell>
          <table:table-cell table:formula="of:=([.D202]-[.E202])^2" office:value-type="float" office:value="0.548387643023997" calcext:value-type="float">
            <text:p>0,5483876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4683" calcext:value-type="float">
            <text:p>0,824683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220879" calcext:value-type="float">
            <text:p>31,220879</text:p>
          </table:table-cell>
          <table:table-cell table:formula="of:=([.D203]-[.E203])^2" office:value-type="float" office:value="0.335384607376" calcext:value-type="float">
            <text:p>0,33538460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4014" calcext:value-type="float">
            <text:p>0,774014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562182" calcext:value-type="float">
            <text:p>30,562182</text:p>
          </table:table-cell>
          <table:table-cell table:formula="of:=([.D204]-[.E204])^2" office:value-type="float" office:value="1.077062049856" calcext:value-type="float">
            <text:p>1,07706204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33376" calcext:value-type="float">
            <text:p>0,733376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30.033888" calcext:value-type="float">
            <text:p>30,033888</text:p>
          </table:table-cell>
          <table:table-cell table:formula="of:=([.D205]-[.E205])^2" office:value-type="float" office:value="1.136605457689" calcext:value-type="float">
            <text:p>1,13660545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2924" calcext:value-type="float">
            <text:p>0,692924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508012" calcext:value-type="float">
            <text:p>29,508012</text:p>
          </table:table-cell>
          <table:table-cell table:formula="of:=([.D206]-[.E206])^2" office:value-type="float" office:value="0.350456896036" calcext:value-type="float">
            <text:p>0,35045689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1807" calcext:value-type="float">
            <text:p>0,631807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713491" calcext:value-type="float">
            <text:p>28,713491</text:p>
          </table:table-cell>
          <table:table-cell table:formula="of:=([.D207]-[.E207])^2" office:value-type="float" office:value="0.509070834063993" calcext:value-type="float">
            <text:p>0,509070834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5441" calcext:value-type="float">
            <text:p>0,545441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590733" calcext:value-type="float">
            <text:p>27,590733</text:p>
          </table:table-cell>
          <table:table-cell table:formula="of:=([.D208]-[.E208])^2" office:value-type="float" office:value="0.348965477289" calcext:value-type="float">
            <text:p>0,34896547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1912" calcext:value-type="float">
            <text:p>0,511912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54856" calcext:value-type="float">
            <text:p>27,154856</text:p>
          </table:table-cell>
          <table:table-cell table:formula="of:=([.D209]-[.E209])^2" office:value-type="float" office:value="1.11272750988099" calcext:value-type="float">
            <text:p>1,11272750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2511" calcext:value-type="float">
            <text:p>0,462511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512643" calcext:value-type="float">
            <text:p>26,512643</text:p>
          </table:table-cell>
          <table:table-cell table:formula="of:=([.D210]-[.E210])^2" office:value-type="float" office:value="0.0977418937689992" calcext:value-type="float">
            <text:p>0,09774189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7617" calcext:value-type="float">
            <text:p>0,437617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189021" calcext:value-type="float">
            <text:p>26,189021</text:p>
          </table:table-cell>
          <table:table-cell table:formula="of:=([.D211]-[.E211])^2" office:value-type="float" office:value="0.0123167823610005" calcext:value-type="float">
            <text:p>0,01231678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7436" calcext:value-type="float">
            <text:p>0,457436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446668" calcext:value-type="float">
            <text:p>26,446668</text:p>
          </table:table-cell>
          <table:table-cell table:formula="of:=([.D212]-[.E212])^2" office:value-type="float" office:value="0.120180782240998" calcext:value-type="float">
            <text:p>0,12018078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7489" calcext:value-type="float">
            <text:p>0,457489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447357" calcext:value-type="float">
            <text:p>26,447357</text:p>
          </table:table-cell>
          <table:table-cell table:formula="of:=([.D213]-[.E213])^2" office:value-type="float" office:value="0.120658969599999" calcext:value-type="float">
            <text:p>0,120658969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66331" calcext:value-type="float">
            <text:p>0,466331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562303" calcext:value-type="float">
            <text:p>26,562303</text:p>
          </table:table-cell>
          <table:table-cell table:formula="of:=([.D214]-[.E214])^2" office:value-type="float" office:value="0.743566463809001" calcext:value-type="float">
            <text:p>0,74356646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7409" calcext:value-type="float">
            <text:p>0,447409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316317" calcext:value-type="float">
            <text:p>26,316317</text:p>
          </table:table-cell>
          <table:table-cell table:formula="of:=([.D215]-[.E215])^2" office:value-type="float" office:value="0.100055811855998" calcext:value-type="float">
            <text:p>0,10005581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2344" calcext:value-type="float">
            <text:p>0,452344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380472" calcext:value-type="float">
            <text:p>26,380472</text:p>
          </table:table-cell>
          <table:table-cell table:formula="of:=([.D216]-[.E216])^2" office:value-type="float" office:value="0.463042142783998" calcext:value-type="float">
            <text:p>0,46304214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9796" calcext:value-type="float">
            <text:p>0,449796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347348" calcext:value-type="float">
            <text:p>26,347348</text:p>
          </table:table-cell>
          <table:table-cell table:formula="of:=([.D217]-[.E217])^2" office:value-type="float" office:value="0.558523054336003" calcext:value-type="float">
            <text:p>0,558523054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4998" calcext:value-type="float">
            <text:p>0,434998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154974" calcext:value-type="float">
            <text:p>26,154974</text:p>
          </table:table-cell>
          <table:table-cell table:formula="of:=([.D218]-[.E218])^2" office:value-type="float" office:value="0.911986800400012" calcext:value-type="float">
            <text:p>0,91198680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4175" calcext:value-type="float">
            <text:p>0,424175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6.014275" calcext:value-type="float">
            <text:p>26,014275</text:p>
          </table:table-cell>
          <table:table-cell table:formula="of:=([.D219]-[.E219])^2" office:value-type="float" office:value="1.24159540436101" calcext:value-type="float">
            <text:p>1,241595404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0403" calcext:value-type="float">
            <text:p>0,400403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705239" calcext:value-type="float">
            <text:p>25,705239</text:p>
          </table:table-cell>
          <table:table-cell table:formula="of:=([.D220]-[.E220])^2" office:value-type="float" office:value="0.497359226169001" calcext:value-type="float">
            <text:p>0,49735922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06038" calcext:value-type="float">
            <text:p>0,406038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778494" calcext:value-type="float">
            <text:p>25,778494</text:p>
          </table:table-cell>
          <table:table-cell table:formula="of:=([.D221]-[.E221])^2" office:value-type="float" office:value="0.177672366144" calcext:value-type="float">
            <text:p>0,17767236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4562" calcext:value-type="float">
            <text:p>0,464562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539306" calcext:value-type="float">
            <text:p>26,539306</text:p>
          </table:table-cell>
          <table:table-cell table:formula="of:=([.D222]-[.E222])^2" office:value-type="float" office:value="2.435750154721" calcext:value-type="float">
            <text:p>2,43575015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08728" calcext:value-type="float">
            <text:p>0,608728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413464" calcext:value-type="float">
            <text:p>28,413464</text:p>
          </table:table-cell>
          <table:table-cell table:formula="of:=([.D223]-[.E223])^2" office:value-type="float" office:value="2.84442391776401" calcext:value-type="float">
            <text:p>2,84442391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70342" calcext:value-type="float">
            <text:p>0,770342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514446" calcext:value-type="float">
            <text:p>30,514446</text:p>
          </table:table-cell>
          <table:table-cell table:formula="of:=([.D224]-[.E224])^2" office:value-type="float" office:value="2.293552744704" calcext:value-type="float">
            <text:p>2,29355274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4495" calcext:value-type="float">
            <text:p>0,694495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28435" calcext:value-type="float">
            <text:p>29,528435</text:p>
          </table:table-cell>
          <table:table-cell table:formula="of:=([.D225]-[.E225])^2" office:value-type="float" office:value="2.794132892356" calcext:value-type="float">
            <text:p>2,79413289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84661" calcext:value-type="float">
            <text:p>0,784661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700593" calcext:value-type="float">
            <text:p>30,700593</text:p>
          </table:table-cell>
          <table:table-cell table:formula="of:=([.D226]-[.E226])^2" office:value-type="float" office:value="0.159529945744001" calcext:value-type="float">
            <text:p>0,159529945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63983" calcext:value-type="float">
            <text:p>0,763983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431779" calcext:value-type="float">
            <text:p>30,431779</text:p>
          </table:table-cell>
          <table:table-cell table:formula="of:=([.D227]-[.E227])^2" office:value-type="float" office:value="1.872036914176" calcext:value-type="float">
            <text:p>1,87203691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72798" calcext:value-type="float">
            <text:p>0,772798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546374" calcext:value-type="float">
            <text:p>30,546374</text:p>
          </table:table-cell>
          <table:table-cell table:formula="of:=([.D228]-[.E228])^2" office:value-type="float" office:value="0.125051347875999" calcext:value-type="float">
            <text:p>0,12505134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21693" calcext:value-type="float">
            <text:p>0,721693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882009" calcext:value-type="float">
            <text:p>29,882009</text:p>
          </table:table-cell>
          <table:table-cell table:formula="of:=([.D229]-[.E229])^2" office:value-type="float" office:value="2.010689968144" calcext:value-type="float">
            <text:p>2,01068996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4544" calcext:value-type="float">
            <text:p>0,704544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659072" calcext:value-type="float">
            <text:p>29,659072</text:p>
          </table:table-cell>
          <table:table-cell table:formula="of:=([.D230]-[.E230])^2" office:value-type="float" office:value="0.194422792355999" calcext:value-type="float">
            <text:p>0,19442279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38098" calcext:value-type="float">
            <text:p>0,638098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795274" calcext:value-type="float">
            <text:p>28,795274</text:p>
          </table:table-cell>
          <table:table-cell table:formula="of:=([.D231]-[.E231])^2" office:value-type="float" office:value="0.801510163441002" calcext:value-type="float">
            <text:p>0,80151016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38384" calcext:value-type="float">
            <text:p>0,538384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498992" calcext:value-type="float">
            <text:p>27,498992</text:p>
          </table:table-cell>
          <table:table-cell table:formula="of:=([.D232]-[.E232])^2" office:value-type="float" office:value="0.638389814049005" calcext:value-type="float">
            <text:p>0,6383898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11957" calcext:value-type="float">
            <text:p>0,511957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155441" calcext:value-type="float">
            <text:p>27,155441</text:p>
          </table:table-cell>
          <table:table-cell table:formula="of:=([.D233]-[.E233])^2" office:value-type="float" office:value="0.00198595009599979" calcext:value-type="float">
            <text:p>0,00198595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7117" calcext:value-type="float">
            <text:p>0,487117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32521" calcext:value-type="float">
            <text:p>26,832521</text:p>
          </table:table-cell>
          <table:table-cell table:formula="of:=([.D234]-[.E234])^2" office:value-type="float" office:value="0.00455395528899943" calcext:value-type="float">
            <text:p>0,00455395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9937" calcext:value-type="float">
            <text:p>0,469937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609181" calcext:value-type="float">
            <text:p>26,609181</text:p>
          </table:table-cell>
          <table:table-cell table:formula="of:=([.D235]-[.E235])^2" office:value-type="float" office:value="0.371100272399998" calcext:value-type="float">
            <text:p>0,37110027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6647" calcext:value-type="float">
            <text:p>0,446647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306411" calcext:value-type="float">
            <text:p>26,306411</text:p>
          </table:table-cell>
          <table:table-cell table:formula="of:=([.D236]-[.E236])^2" office:value-type="float" office:value="0.0938870880999976" calcext:value-type="float">
            <text:p>0,09388708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5668" calcext:value-type="float">
            <text:p>0,455668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423684" calcext:value-type="float">
            <text:p>26,423684</text:p>
          </table:table-cell>
          <table:table-cell table:formula="of:=([.D237]-[.E237])^2" office:value-type="float" office:value="0.104773273969" calcext:value-type="float">
            <text:p>0,1047732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6166" calcext:value-type="float">
            <text:p>0,456166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430158" calcext:value-type="float">
            <text:p>26,430158</text:p>
          </table:table-cell>
          <table:table-cell table:formula="of:=([.D238]-[.E238])^2" office:value-type="float" office:value="0.397104146243998" calcext:value-type="float">
            <text:p>0,397104146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2238" calcext:value-type="float">
            <text:p>0,442238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249094" calcext:value-type="float">
            <text:p>26,249094</text:p>
          </table:table-cell>
          <table:table-cell table:formula="of:=([.D239]-[.E239])^2" office:value-type="float" office:value="0.203315319024999" calcext:value-type="float">
            <text:p>0,2033153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2034" calcext:value-type="float">
            <text:p>0,492034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896442" calcext:value-type="float">
            <text:p>26,896442</text:p>
          </table:table-cell>
          <table:table-cell table:formula="of:=([.D240]-[.E240])^2" office:value-type="float" office:value="2.548617480721" calcext:value-type="float">
            <text:p>2,54861748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721" calcext:value-type="float">
            <text:p>0,43721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18373" calcext:value-type="float">
            <text:p>26,18373</text:p>
          </table:table-cell>
          <table:table-cell table:formula="of:=([.D241]-[.E241])^2" office:value-type="float" office:value="0.780973410529001" calcext:value-type="float">
            <text:p>0,78097341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9564" calcext:value-type="float">
            <text:p>0,409564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824332" calcext:value-type="float">
            <text:p>25,824332</text:p>
          </table:table-cell>
          <table:table-cell table:formula="of:=([.D242]-[.E242])^2" office:value-type="float" office:value="0.389797938244002" calcext:value-type="float">
            <text:p>0,38979793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27122" calcext:value-type="float">
            <text:p>0,427122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6.052586" calcext:value-type="float">
            <text:p>26,052586</text:p>
          </table:table-cell>
          <table:table-cell table:formula="of:=([.D243]-[.E243])^2" office:value-type="float" office:value="1.82948618222499" calcext:value-type="float">
            <text:p>1,82948618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5682" calcext:value-type="float">
            <text:p>0,385682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513866" calcext:value-type="float">
            <text:p>25,513866</text:p>
          </table:table-cell>
          <table:table-cell table:formula="of:=([.D244]-[.E244])^2" office:value-type="float" office:value="0.662376238225" calcext:value-type="float">
            <text:p>0,66237623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2575" calcext:value-type="float">
            <text:p>0,392575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603475" calcext:value-type="float">
            <text:p>25,603475</text:p>
          </table:table-cell>
          <table:table-cell table:formula="of:=([.D245]-[.E245])^2" office:value-type="float" office:value="0.162796917361002" calcext:value-type="float">
            <text:p>0,16279691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976" calcext:value-type="float">
            <text:p>0,41976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95688" calcext:value-type="float">
            <text:p>25,95688</text:p>
          </table:table-cell>
          <table:table-cell table:formula="of:=([.D246]-[.E246])^2" office:value-type="float" office:value="0.552225848161" calcext:value-type="float">
            <text:p>0,55222584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504614" calcext:value-type="float">
            <text:p>0,504614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7.059982" calcext:value-type="float">
            <text:p>27,059982</text:p>
          </table:table-cell>
          <table:table-cell table:formula="of:=([.D247]-[.E247])^2" office:value-type="float" office:value="3.02768352057599" calcext:value-type="float">
            <text:p>3,0276835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71295" calcext:value-type="float">
            <text:p>0,671295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226835" calcext:value-type="float">
            <text:p>29,226835</text:p>
          </table:table-cell>
          <table:table-cell table:formula="of:=([.D248]-[.E248])^2" office:value-type="float" office:value="1.376302039281" calcext:value-type="float">
            <text:p>1,37630203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9196" calcext:value-type="float">
            <text:p>0,799196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889548" calcext:value-type="float">
            <text:p>30,889548</text:p>
          </table:table-cell>
          <table:table-cell table:formula="of:=([.D249]-[.E249])^2" office:value-type="float" office:value="0.00801812793600001" calcext:value-type="float">
            <text:p>0,00801812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9814" calcext:value-type="float">
            <text:p>0,809814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1.027582" calcext:value-type="float">
            <text:p>31,027582</text:p>
          </table:table-cell>
          <table:table-cell table:formula="of:=([.D250]-[.E250])^2" office:value-type="float" office:value="0.529378477055995" calcext:value-type="float">
            <text:p>0,52937847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3944" calcext:value-type="float">
            <text:p>0,73944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11272" calcext:value-type="float">
            <text:p>30,11272</text:p>
          </table:table-cell>
          <table:table-cell table:formula="of:=([.D251]-[.E251])^2" office:value-type="float" office:value="0.237440823840997" calcext:value-type="float">
            <text:p>0,237440823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2264" calcext:value-type="float">
            <text:p>0,712264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59432" calcext:value-type="float">
            <text:p>29,759432</text:p>
          </table:table-cell>
          <table:table-cell table:formula="of:=([.D252]-[.E252])^2" office:value-type="float" office:value="1.538999038096" calcext:value-type="float">
            <text:p>1,53899903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0669" calcext:value-type="float">
            <text:p>0,700669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608697" calcext:value-type="float">
            <text:p>29,608697</text:p>
          </table:table-cell>
          <table:table-cell table:formula="of:=([.D253]-[.E253])^2" office:value-type="float" office:value="1.419212368249" calcext:value-type="float">
            <text:p>1,41921236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7359" calcext:value-type="float">
            <text:p>0,687359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435667" calcext:value-type="float">
            <text:p>29,435667</text:p>
          </table:table-cell>
          <table:table-cell table:formula="of:=([.D254]-[.E254])^2" office:value-type="float" office:value="1.13281112089599" calcext:value-type="float">
            <text:p>1,132811120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80208" calcext:value-type="float">
            <text:p>0,680208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342704" calcext:value-type="float">
            <text:p>29,342704</text:p>
          </table:table-cell>
          <table:table-cell table:formula="of:=([.D255]-[.E255])^2" office:value-type="float" office:value="0.432034087849004" calcext:value-type="float">
            <text:p>0,43203408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5412" calcext:value-type="float">
            <text:p>0,645412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890356" calcext:value-type="float">
            <text:p>28,890356</text:p>
          </table:table-cell>
          <table:table-cell table:formula="of:=([.D256]-[.E256])^2" office:value-type="float" office:value="0.624670510321001" calcext:value-type="float">
            <text:p>0,6246705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874" calcext:value-type="float">
            <text:p>0,54874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3362" calcext:value-type="float">
            <text:p>27,63362</text:p>
          </table:table-cell>
          <table:table-cell table:formula="of:=([.D257]-[.E257])^2" office:value-type="float" office:value="4.13559403545601" calcext:value-type="float">
            <text:p>4,13559403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7949" calcext:value-type="float">
            <text:p>0,467949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583337" calcext:value-type="float">
            <text:p>26,583337</text:p>
          </table:table-cell>
          <table:table-cell table:formula="of:=([.D258]-[.E258])^2" office:value-type="float" office:value="0.613623122281" calcext:value-type="float">
            <text:p>0,613623122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2918" calcext:value-type="float">
            <text:p>0,452918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387934" calcext:value-type="float">
            <text:p>26,387934</text:p>
          </table:table-cell>
          <table:table-cell table:formula="of:=([.D259]-[.E259])^2" office:value-type="float" office:value="1.721511940096" calcext:value-type="float">
            <text:p>1,72151194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0111" calcext:value-type="float">
            <text:p>0,480111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741443" calcext:value-type="float">
            <text:p>26,741443</text:p>
          </table:table-cell>
          <table:table-cell table:formula="of:=([.D260]-[.E260])^2" office:value-type="float" office:value="5.56276281960101" calcext:value-type="float">
            <text:p>5,56276281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6115" calcext:value-type="float">
            <text:p>0,636115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769495" calcext:value-type="float">
            <text:p>28,769495</text:p>
          </table:table-cell>
          <table:table-cell table:formula="of:=([.D261]-[.E261])^2" office:value-type="float" office:value="5.4312768601" calcext:value-type="float">
            <text:p>5,43127686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22507" calcext:value-type="float">
            <text:p>0,822507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192591" calcext:value-type="float">
            <text:p>31,192591</text:p>
          </table:table-cell>
          <table:table-cell table:formula="of:=([.D262]-[.E262])^2" office:value-type="float" office:value="4.37896220440899" calcext:value-type="float">
            <text:p>4,37896220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76552" calcext:value-type="float">
            <text:p>0,676552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295176" calcext:value-type="float">
            <text:p>29,295176</text:p>
          </table:table-cell>
          <table:table-cell table:formula="of:=([.D263]-[.E263])^2" office:value-type="float" office:value="0.0000232613289999831" calcext:value-type="float">
            <text:p>2,32613289999831E-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52775" calcext:value-type="float">
            <text:p>0,652775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986075" calcext:value-type="float">
            <text:p>28,986075</text:p>
          </table:table-cell>
          <table:table-cell table:formula="of:=([.D264]-[.E264])^2" office:value-type="float" office:value="0.264123017040997" calcext:value-type="float">
            <text:p>0,2641230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36724" calcext:value-type="float">
            <text:p>0,636724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777412" calcext:value-type="float">
            <text:p>28,777412</text:p>
          </table:table-cell>
          <table:table-cell table:formula="of:=([.D265]-[.E265])^2" office:value-type="float" office:value="11.714108617744" calcext:value-type="float">
            <text:p>11,71410861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36583" calcext:value-type="float">
            <text:p>0,736583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30.075579" calcext:value-type="float">
            <text:p>30,075579</text:p>
          </table:table-cell>
          <table:table-cell table:formula="of:=([.D266]-[.E266])^2" office:value-type="float" office:value="5.402956229476" calcext:value-type="float">
            <text:p>5,402956229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37272" calcext:value-type="float">
            <text:p>0,837272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384536" calcext:value-type="float">
            <text:p>31,384536</text:p>
          </table:table-cell>
          <table:table-cell table:formula="of:=([.D267]-[.E267])^2" office:value-type="float" office:value="0.0133323971560003" calcext:value-type="float">
            <text:p>0,01333239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8302" calcext:value-type="float">
            <text:p>0,768302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87926" calcext:value-type="float">
            <text:p>30,487926</text:p>
          </table:table-cell>
          <table:table-cell table:formula="of:=([.D268]-[.E268])^2" office:value-type="float" office:value="0.620833684900005" calcext:value-type="float">
            <text:p>0,62083368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7812" calcext:value-type="float">
            <text:p>0,647812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921556" calcext:value-type="float">
            <text:p>28,921556</text:p>
          </table:table-cell>
          <table:table-cell table:formula="of:=([.D269]-[.E269])^2" office:value-type="float" office:value="0.272024833599997" calcext:value-type="float">
            <text:p>0,27202483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67459" calcext:value-type="float">
            <text:p>0,567459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876967" calcext:value-type="float">
            <text:p>27,876967</text:p>
          </table:table-cell>
          <table:table-cell table:formula="of:=([.D270]-[.E270])^2" office:value-type="float" office:value="0.0313180269609999" calcext:value-type="float">
            <text:p>0,0313180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3787" calcext:value-type="float">
            <text:p>0,523787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309231" calcext:value-type="float">
            <text:p>27,309231</text:p>
          </table:table-cell>
          <table:table-cell table:formula="of:=([.D271]-[.E271])^2" office:value-type="float" office:value="0.0363951006249981" calcext:value-type="float">
            <text:p>0,03639510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9888" calcext:value-type="float">
            <text:p>0,49888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6.98544" calcext:value-type="float">
            <text:p>26,98544</text:p>
          </table:table-cell>
          <table:table-cell table:formula="of:=([.D272]-[.E272])^2" office:value-type="float" office:value="0.0814765644810033" calcext:value-type="float">
            <text:p>0,08147656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4473" calcext:value-type="float">
            <text:p>0,474473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68149" calcext:value-type="float">
            <text:p>26,668149</text:p>
          </table:table-cell>
          <table:table-cell table:formula="of:=([.D273]-[.E273])^2" office:value-type="float" office:value="0.282870804735997" calcext:value-type="float">
            <text:p>0,28287080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0063" calcext:value-type="float">
            <text:p>0,500063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7.000819" calcext:value-type="float">
            <text:p>27,000819</text:p>
          </table:table-cell>
          <table:table-cell table:formula="of:=([.D274]-[.E274])^2" office:value-type="float" office:value="0.160653465855999" calcext:value-type="float">
            <text:p>0,160653465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8297" calcext:value-type="float">
            <text:p>0,488297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847861" calcext:value-type="float">
            <text:p>26,847861</text:p>
          </table:table-cell>
          <table:table-cell table:formula="of:=([.D275]-[.E275])^2" office:value-type="float" office:value="0.121011449689001" calcext:value-type="float">
            <text:p>0,12101144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273" calcext:value-type="float">
            <text:p>0,47273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64549" calcext:value-type="float">
            <text:p>26,64549</text:p>
          </table:table-cell>
          <table:table-cell table:formula="of:=([.D276]-[.E276])^2" office:value-type="float" office:value="0.0602663220640011" calcext:value-type="float">
            <text:p>0,06026632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3236" calcext:value-type="float">
            <text:p>0,483236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82068" calcext:value-type="float">
            <text:p>26,782068</text:p>
          </table:table-cell>
          <table:table-cell table:formula="of:=([.D277]-[.E277])^2" office:value-type="float" office:value="0.0795657414760008" calcext:value-type="float">
            <text:p>0,07956574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6529" calcext:value-type="float">
            <text:p>0,476529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94877" calcext:value-type="float">
            <text:p>26,694877</text:p>
          </table:table-cell>
          <table:table-cell table:formula="of:=([.D278]-[.E278])^2" office:value-type="float" office:value="0.155926265624999" calcext:value-type="float">
            <text:p>0,15592626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6844" calcext:value-type="float">
            <text:p>0,476844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98972" calcext:value-type="float">
            <text:p>26,698972</text:p>
          </table:table-cell>
          <table:table-cell table:formula="of:=([.D279]-[.E279])^2" office:value-type="float" office:value="0.638348267088996" calcext:value-type="float">
            <text:p>0,63834826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382" calcext:value-type="float">
            <text:p>0,45382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39966" calcext:value-type="float">
            <text:p>26,39966</text:p>
          </table:table-cell>
          <table:table-cell table:formula="of:=([.D280]-[.E280])^2" office:value-type="float" office:value="0.249655119025001" calcext:value-type="float">
            <text:p>0,2496551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1003" calcext:value-type="float">
            <text:p>0,451003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363039" calcext:value-type="float">
            <text:p>26,363039</text:p>
          </table:table-cell>
          <table:table-cell table:formula="of:=([.D281]-[.E281])^2" office:value-type="float" office:value="0.700512085155995" calcext:value-type="float">
            <text:p>0,70051208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424" calcext:value-type="float">
            <text:p>0,51424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18512" calcext:value-type="float">
            <text:p>27,18512</text:p>
          </table:table-cell>
          <table:table-cell table:formula="of:=([.D282]-[.E282])^2" office:value-type="float" office:value="0.0812911334560033" calcext:value-type="float">
            <text:p>0,08129113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9734" calcext:value-type="float">
            <text:p>0,529734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386542" calcext:value-type="float">
            <text:p>27,386542</text:p>
          </table:table-cell>
          <table:table-cell table:formula="of:=([.D283]-[.E283])^2" office:value-type="float" office:value="0.618643598520996" calcext:value-type="float">
            <text:p>0,618643598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0612" calcext:value-type="float">
            <text:p>0,500612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7.007956" calcext:value-type="float">
            <text:p>27,007956</text:p>
          </table:table-cell>
          <table:table-cell table:formula="of:=([.D284]-[.E284])^2" office:value-type="float" office:value="0.652783202499997" calcext:value-type="float">
            <text:p>0,65278320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83518" calcext:value-type="float">
            <text:p>0,483518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785734" calcext:value-type="float">
            <text:p>26,785734</text:p>
          </table:table-cell>
          <table:table-cell table:formula="of:=([.D285]-[.E285])^2" office:value-type="float" office:value="0.971679404643996" calcext:value-type="float">
            <text:p>0,971679404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2488" calcext:value-type="float">
            <text:p>0,442488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252344" calcext:value-type="float">
            <text:p>26,252344</text:p>
          </table:table-cell>
          <table:table-cell table:formula="of:=([.D286]-[.E286])^2" office:value-type="float" office:value="1.10744052250001" calcext:value-type="float">
            <text:p>1,10744052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4504" calcext:value-type="float">
            <text:p>0,414504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888552" calcext:value-type="float">
            <text:p>25,888552</text:p>
          </table:table-cell>
          <table:table-cell table:formula="of:=([.D287]-[.E287])^2" office:value-type="float" office:value="0.977223194115999" calcext:value-type="float">
            <text:p>0,977223194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96735" calcext:value-type="float">
            <text:p>0,396735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657555" calcext:value-type="float">
            <text:p>25,657555</text:p>
          </table:table-cell>
          <table:table-cell table:formula="of:=([.D288]-[.E288])^2" office:value-type="float" office:value="0.310869808249003" calcext:value-type="float">
            <text:p>0,31086980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5702" calcext:value-type="float">
            <text:p>0,405702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774126" calcext:value-type="float">
            <text:p>25,774126</text:p>
          </table:table-cell>
          <table:table-cell table:formula="of:=([.D289]-[.E289])^2" office:value-type="float" office:value="0.764085774400009" calcext:value-type="float">
            <text:p>0,76408577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6481" calcext:value-type="float">
            <text:p>0,406481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784253" calcext:value-type="float">
            <text:p>25,784253</text:p>
          </table:table-cell>
          <table:table-cell table:formula="of:=([.D290]-[.E290])^2" office:value-type="float" office:value="0.838590736515998" calcext:value-type="float">
            <text:p>0,83859073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5731" calcext:value-type="float">
            <text:p>0,485731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814503" calcext:value-type="float">
            <text:p>26,814503</text:p>
          </table:table-cell>
          <table:table-cell table:formula="of:=([.D291]-[.E291])^2" office:value-type="float" office:value="0.784101395024998" calcext:value-type="float">
            <text:p>0,78410139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10389" calcext:value-type="float">
            <text:p>0,610389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435057" calcext:value-type="float">
            <text:p>28,435057</text:p>
          </table:table-cell>
          <table:table-cell table:formula="of:=([.D292]-[.E292])^2" office:value-type="float" office:value="1.288352123136" calcext:value-type="float">
            <text:p>1,28835212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3489" calcext:value-type="float">
            <text:p>0,573489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955357" calcext:value-type="float">
            <text:p>27,955357</text:p>
          </table:table-cell>
          <table:table-cell table:formula="of:=([.D293]-[.E293])^2" office:value-type="float" office:value="0.3084247296" calcext:value-type="float">
            <text:p>0,30842472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5337" calcext:value-type="float">
            <text:p>0,565337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49381" calcext:value-type="float">
            <text:p>27,849381</text:p>
          </table:table-cell>
          <table:table-cell table:formula="of:=([.D294]-[.E294])^2" office:value-type="float" office:value="5.52541908564098" calcext:value-type="float">
            <text:p>5,52541908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9881" calcext:value-type="float">
            <text:p>0,69881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58453" calcext:value-type="float">
            <text:p>29,58453</text:p>
          </table:table-cell>
          <table:table-cell table:formula="of:=([.D295]-[.E295])^2" office:value-type="float" office:value="5.361396689961" calcext:value-type="float">
            <text:p>5,361396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4114105032884" calcext:value-type="float">
            <text:p>1,241141050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07:10.0917232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07:39.050491793</dc:date>
    <meta:editing-duration>PT39M29S</meta:editing-duration>
    <meta:editing-cycles>18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47089">
                <text:p>26.647089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10689">
                <text:p>26.61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81472">
                <text:p>27.381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21356">
                <text:p>28.72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97454">
                <text:p>30.197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91091">
                <text:p>30.991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13679">
                <text:p>30.5136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73387">
                <text:p>30.273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27179">
                <text:p>29.7271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4489">
                <text:p>29.94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85072">
                <text:p>28.385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103583">
                <text:p>28.103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39387">
                <text:p>27.439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61415">
                <text:p>26.661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46955">
                <text:p>26.746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50266">
                <text:p>26.850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83012">
                <text:p>26.583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75995">
                <text:p>26.175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50954">
                <text:p>26.550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87758">
                <text:p>25.587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221379">
                <text:p>25.221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916152">
                <text:p>24.916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541102">
                <text:p>24.5411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271897">
                <text:p>25.2718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88026">
                <text:p>25.388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652758">
                <text:p>25.652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5862">
                <text:p>26.65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58277">
                <text:p>27.758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66626">
                <text:p>28.666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0099">
                <text:p>28.90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28418">
                <text:p>28.328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04942">
                <text:p>28.904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28183">
                <text:p>29.328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26316">
                <text:p>30.826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9225">
                <text:p>29.409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93621">
                <text:p>28.19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90023">
                <text:p>27.790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20543">
                <text:p>26.6205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57523">
                <text:p>26.4575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90361">
                <text:p>26.490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0465">
                <text:p>26.4904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3081">
                <text:p>26.4830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5559">
                <text:p>26.545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61948">
                <text:p>26.6619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4218">
                <text:p>26.464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38777">
                <text:p>26.438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3796">
                <text:p>25.73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26152">
                <text:p>25.8261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88548">
                <text:p>25.988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25285">
                <text:p>25.725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77688">
                <text:p>25.7776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70902">
                <text:p>25.770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905049">
                <text:p>25.905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18468">
                <text:p>26.818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101242">
                <text:p>29.101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026751">
                <text:p>30.0267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28086">
                <text:p>30.1280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36776">
                <text:p>30.636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57381">
                <text:p>29.3573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53226">
                <text:p>29.553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81543">
                <text:p>29.181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59425">
                <text:p>28.959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694251">
                <text:p>28.694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74508">
                <text:p>27.2745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65046">
                <text:p>26.565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27349">
                <text:p>26.127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082408">
                <text:p>26.082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14718">
                <text:p>26.3147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16677">
                <text:p>26.416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24689">
                <text:p>26.324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16779">
                <text:p>25.816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74754">
                <text:p>25.6747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28799">
                <text:p>25.628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552892">
                <text:p>25.552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72756">
                <text:p>25.727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06506">
                <text:p>26.206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47394">
                <text:p>27.147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51622">
                <text:p>26.751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84014">
                <text:p>25.584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07982">
                <text:p>25.707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07153">
                <text:p>26.607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80845">
                <text:p>27.780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36389">
                <text:p>28.936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426476">
                <text:p>29.426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84152">
                <text:p>27.984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95341">
                <text:p>28.0953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19955">
                <text:p>27.019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3512">
                <text:p>26.433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75063">
                <text:p>26.075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05677">
                <text:p>25.8056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66604">
                <text:p>25.9666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05981">
                <text:p>26.005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77381">
                <text:p>25.9773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17017">
                <text:p>25.717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91823">
                <text:p>25.691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514009">
                <text:p>25.514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0638">
                <text:p>26.106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918166">
                <text:p>25.918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72187">
                <text:p>25.172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16596">
                <text:p>25.5165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54386">
                <text:p>26.5543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171054">
                <text:p>27.1710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79009">
                <text:p>25.790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43208">
                <text:p>27.143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319708">
                <text:p>28.319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706172">
                <text:p>28.706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74203">
                <text:p>29.374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14751">
                <text:p>27.1147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29389">
                <text:p>27.129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65125">
                <text:p>26.865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68558">
                <text:p>25.8685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55822">
                <text:p>25.7558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88853">
                <text:p>26.4888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24509">
                <text:p>26.924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354">
                <text:p>26.513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5193">
                <text:p>26.851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51471">
                <text:p>26.951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88849">
                <text:p>26.5888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64799">
                <text:p>26.564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6225">
                <text:p>26.262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41713">
                <text:p>25.8417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37943">
                <text:p>25.8379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17013">
                <text:p>25.8170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68956">
                <text:p>25.668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11534">
                <text:p>26.6115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280746">
                <text:p>29.2807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848729">
                <text:p>29.8487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70021">
                <text:p>30.570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76396">
                <text:p>30.7763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29346">
                <text:p>29.829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902328">
                <text:p>29.902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965209">
                <text:p>29.9652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6203">
                <text:p>29.162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34664">
                <text:p>28.8346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24451">
                <text:p>27.7244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35295">
                <text:p>27.035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31692">
                <text:p>27.731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14831">
                <text:p>26.4148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59759">
                <text:p>26.4597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785433">
                <text:p>28.7854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80103">
                <text:p>26.1801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15932">
                <text:p>26.515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925835">
                <text:p>26.9258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044628">
                <text:p>28.0446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5.997193">
                <text:p>25.9971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36596">
                <text:p>27.3365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63752">
                <text:p>27.0637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477115">
                <text:p>25.4771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741324">
                <text:p>28.7413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430068">
                <text:p>25.4300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247389">
                <text:p>28.247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602655">
                <text:p>26.602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570882">
                <text:p>27.5708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154621">
                <text:p>28.1546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80702">
                <text:p>26.4807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537849">
                <text:p>27.5378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902967">
                <text:p>27.9029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09395">
                <text:p>29.7093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25232">
                <text:p>28.025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51092">
                <text:p>27.651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31918">
                <text:p>26.6319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28815">
                <text:p>26.528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8023">
                <text:p>26.58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89005">
                <text:p>26.5890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31347">
                <text:p>26.9313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90063">
                <text:p>26.7900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74111">
                <text:p>26.4741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49116">
                <text:p>26.3491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64134">
                <text:p>25.964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91334">
                <text:p>25.891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85094">
                <text:p>25.885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77984">
                <text:p>26.1779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67034">
                <text:p>27.5670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70766">
                <text:p>29.1707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97606">
                <text:p>30.2976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605042">
                <text:p>31.6050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77767">
                <text:p>31.2777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31932">
                <text:p>30.831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076905">
                <text:p>30.076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1905">
                <text:p>29.819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68768">
                <text:p>29.0687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51217">
                <text:p>28.7512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5208">
                <text:p>27.65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05079">
                <text:p>27.1050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20847">
                <text:p>26.820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20182">
                <text:p>26.2201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44198">
                <text:p>26.4441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60826">
                <text:p>26.7608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01827">
                <text:p>26.5018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90764">
                <text:p>26.4907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20312">
                <text:p>26.220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14501">
                <text:p>26.2145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74063">
                <text:p>26.3740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51126">
                <text:p>26.151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19986">
                <text:p>25.9199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840179">
                <text:p>25.8401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83372">
                <text:p>26.6833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7072">
                <text:p>27.70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71547">
                <text:p>29.4715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098315">
                <text:p>31.0983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59471">
                <text:p>31.0594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20879">
                <text:p>31.220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62182">
                <text:p>30.5621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033888">
                <text:p>30.0338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08012">
                <text:p>29.5080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13491">
                <text:p>28.7134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90733">
                <text:p>27.5907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54856">
                <text:p>27.1548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2643">
                <text:p>26.5126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89021">
                <text:p>26.1890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6668">
                <text:p>26.4466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7357">
                <text:p>26.4473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62303">
                <text:p>26.5623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16317">
                <text:p>26.316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80472">
                <text:p>26.3804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47348">
                <text:p>26.3473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54974">
                <text:p>26.1549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014275">
                <text:p>26.0142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05239">
                <text:p>25.7052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78494">
                <text:p>25.7784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39306">
                <text:p>26.5393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13464">
                <text:p>28.4134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514446">
                <text:p>30.5144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28435">
                <text:p>29.528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00593">
                <text:p>30.7005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31779">
                <text:p>30.431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46374">
                <text:p>30.5463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82009">
                <text:p>29.882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59072">
                <text:p>29.6590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795274">
                <text:p>28.7952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498992">
                <text:p>27.4989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55441">
                <text:p>27.1554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32521">
                <text:p>26.8325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09181">
                <text:p>26.6091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06411">
                <text:p>26.3064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23684">
                <text:p>26.4236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30158">
                <text:p>26.4301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49094">
                <text:p>26.2490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96442">
                <text:p>26.896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8373">
                <text:p>26.183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24332">
                <text:p>25.8243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52586">
                <text:p>26.0525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13866">
                <text:p>25.5138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03475">
                <text:p>25.603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5688">
                <text:p>25.956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59982">
                <text:p>27.059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26835">
                <text:p>29.2268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89548">
                <text:p>30.8895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27582">
                <text:p>31.0275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1272">
                <text:p>30.112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59432">
                <text:p>29.7594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08697">
                <text:p>29.608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35667">
                <text:p>29.435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42704">
                <text:p>29.3427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90356">
                <text:p>28.89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3362">
                <text:p>27.633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83337">
                <text:p>26.5833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87934">
                <text:p>26.3879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41443">
                <text:p>26.7414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69495">
                <text:p>28.7694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192591">
                <text:p>31.192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295176">
                <text:p>29.2951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86075">
                <text:p>28.9860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777412">
                <text:p>28.7774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075579">
                <text:p>30.0755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384536">
                <text:p>31.3845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87926">
                <text:p>30.4879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921556">
                <text:p>28.921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76967">
                <text:p>27.8769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09231">
                <text:p>27.3092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544">
                <text:p>26.985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8149">
                <text:p>26.6681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00819">
                <text:p>27.0008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47861">
                <text:p>26.8478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4549">
                <text:p>26.645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82068">
                <text:p>26.7820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94877">
                <text:p>26.6948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98972">
                <text:p>26.6989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9966">
                <text:p>26.399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63039">
                <text:p>26.3630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8512">
                <text:p>27.185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86542">
                <text:p>27.3865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07956">
                <text:p>27.0079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85734">
                <text:p>26.7857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52344">
                <text:p>26.2523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8552">
                <text:p>25.8885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57555">
                <text:p>25.6575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74126">
                <text:p>25.7741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84253">
                <text:p>25.7842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14503">
                <text:p>26.8145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35057">
                <text:p>28.4350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55357">
                <text:p>27.9553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49381">
                <text:p>27.8493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58453">
                <text:p>29.58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733859">
                <text:p>31.733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